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2_Array.xml"/>
  <manifest:file-entry manifest:media-type="text/xml" manifest:full-path="Basic/Standard/M00_Test.xml"/>
  <manifest:file-entry manifest:media-type="text/xml" manifest:full-path="Basic/Standard/M01_Common.xml"/>
  <manifest:file-entry manifest:media-type="text/xml" manifest:full-path="Basic/Standard/M05_Parser.xml"/>
  <manifest:file-entry manifest:media-type="text/xml" manifest:full-path="Basic/Standard/script-lb.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10.183cm"/>
    </style:style>
    <style:style style:name="co8" style:family="table-column">
      <style:table-column-properties fo:break-before="auto" style:column-width="1.498cm"/>
    </style:style>
    <style:style style:name="co9" style:family="table-column">
      <style:table-column-properties fo:break-before="auto" style:column-width="2.302cm"/>
    </style:style>
    <style:style style:name="co10" style:family="table-column">
      <style:table-column-properties fo:break-before="auto" style:column-width="6.105cm"/>
    </style:style>
    <style:style style:name="co11" style:family="table-column">
      <style:table-column-properties fo:break-before="auto" style:column-width="1.692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538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2"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3" style:family="table-cell" style:parent-style-name="Default">
      <style:table-cell-properties style:text-align-source="fix" style:repeat-content="false"/>
      <style:paragraph-properties fo:text-align="center" fo:margin-left="0cm"/>
    </style:style>
    <style:style style:name="ce154" style:family="table-cell" style:parent-style-name="Default">
      <style:table-cell-properties style:text-align-source="fix" style:repeat-content="false"/>
      <style:paragraph-properties fo:text-align="justify" fo:margin-left="0cm"/>
    </style:style>
    <style:style style:name="ce155" style:family="table-cell" style:parent-style-name="Default" style:data-style-name="N122">
      <style:table-cell-properties style:text-align-source="fix" style:repeat-content="false"/>
      <style:paragraph-properties fo:text-align="start" fo:margin-left="0cm"/>
    </style:style>
    <style:style style:name="ce156" style:family="table-cell" style:parent-style-name="Default">
      <style:text-properties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office:value-type="float" office:value="72">
            <text:p>72</text:p>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table:table-column table:style-name="co7" table:default-cell-style-name="Default"/>
        <table:table-column table:style-name="co8" table:number-columns-repeated="4" table:default-cell-style-name="ce153"/>
        <table:table-column table:style-name="co9" table:default-cell-style-name="Default"/>
        <table:table-column table:style-name="co10" table:default-cell-style-name="Default"/>
        <table:table-column table:style-name="co11" table:default-cell-style-name="Default"/>
        <table:table-column table:style-name="co5" table:default-cell-style-name="Default"/>
        <table:table-row table:style-name="ro6">
          <table:table-cell table:style-name="ce150" office:value-type="string" table:number-columns-spanned="4" table:number-rows-spanned="1">
            <text:p>expression</text:p>
          </table:table-cell>
          <table:covered-table-cell table:number-columns-repeated="3" table:style-name="ce150"/>
          <table:table-cell table:style-name="ce150"/>
          <table:table-cell table:style-name="ce150" office:value-type="string">
            <text:p>expected</text:p>
          </table:table-cell>
          <table:table-cell table:style-name="ce150" office:value-type="string">
            <text:p>actual</text:p>
          </table:table-cell>
          <table:table-cell table:style-name="ce150" office:value-type="string">
            <text:p>result</text:p>
          </table:table-cell>
          <table:table-cell/>
        </table:table-row>
        <table:table-row table:style-name="ro6">
          <table:table-cell table:style-name="ce150"/>
          <table:table-cell table:style-name="ce150" office:value-type="string">
            <text:p>arg0</text:p>
          </table:table-cell>
          <table:table-cell table:style-name="ce150" office:value-type="string">
            <text:p>arg1</text:p>
          </table:table-cell>
          <table:table-cell table:style-name="ce150" office:value-type="string">
            <text:p>arg2</text:p>
          </table:table-cell>
          <table:table-cell table:style-name="ce150" office:value-type="string">
            <text:p># args</text:p>
          </table:table-cell>
          <table:table-cell table:style-name="ce150" table:number-columns-repeated="3"/>
          <table:table-cell/>
        </table:table-row>
        <table:table-row table:style-name="ro6">
          <table:table-cell table:style-name="ce151" table:number-columns-repeated="8"/>
          <table:table-cell/>
        </table:table-row>
        <table:table-row table:style-name="ro2">
          <table:table-cell table:formula="of:=MID(FORMULA([.G4]);2;LEN(FORMULA([.G4]))-1)" office:value-type="string" office:string-value="TYPEOF(&quot;&quot;)">
            <text:p>TYPEOF("")</text:p>
          </table:table-cell>
          <table:table-cell table:number-columns-repeated="4"/>
          <table:table-cell office:value-type="string">
            <text:p>String</text:p>
          </table:table-cell>
          <table:table-cell table:formula="of:=TYPEOF(&quot;&quot;)" office:value-type="string" office:string-value="String">
            <text:p>String</text:p>
          </table:table-cell>
          <table:table-cell table:style-name="ce155" table:formula="of:=IF([.F4]&lt;&gt;[.G4];0;1)" office:value-type="float" office:value="1">
            <text:p>PASS</text:p>
          </table:table-cell>
          <table:table-cell table:style-name="ce156"/>
        </table:table-row>
        <table:table-row table:style-name="ro2">
          <table:table-cell table:formula="of:=MID(FORMULA([.G5]);2;LEN(FORMULA([.G5]))-1)" office:value-type="string" office:string-value="TYPEOF(&quot;asdf&quot;)">
            <text:p>TYPEOF("asdf")</text:p>
          </table:table-cell>
          <table:table-cell table:number-columns-repeated="4"/>
          <table:table-cell office:value-type="string">
            <text:p>String</text:p>
          </table:table-cell>
          <table:table-cell table:formula="of:=TYPEOF(&quot;asdf&quot;)" office:value-type="string" office:string-value="String">
            <text:p>String</text:p>
          </table:table-cell>
          <table:table-cell table:style-name="ce155" table:formula="of:=IF([.F5]&lt;&gt;[.G5];0;1)" office:value-type="float" office:value="1">
            <text:p>PASS</text:p>
          </table:table-cell>
          <table:table-cell table:style-name="ce156"/>
        </table:table-row>
        <table:table-row table:style-name="ro2">
          <table:table-cell table:formula="of:=MID(FORMULA([.G6]);2;LEN(FORMULA([.G6]))-1)" office:value-type="string" office:string-value="TYPEOF(0)">
            <text:p>TYPEOF(0)</text:p>
          </table:table-cell>
          <table:table-cell table:number-columns-repeated="4"/>
          <table:table-cell office:value-type="string">
            <text:p>Double</text:p>
          </table:table-cell>
          <table:table-cell table:formula="of:=TYPEOF(0)" office:value-type="string" office:string-value="Double">
            <text:p>Double</text:p>
          </table:table-cell>
          <table:table-cell table:style-name="ce155" table:formula="of:=IF([.F6]&lt;&gt;[.G6];0;1)" office:value-type="float" office:value="1">
            <text:p>PASS</text:p>
          </table:table-cell>
          <table:table-cell table:style-name="ce156"/>
        </table:table-row>
        <table:table-row table:style-name="ro2">
          <table:table-cell table:formula="of:=MID(FORMULA([.G7]);2;LEN(FORMULA([.G7]))-1)" office:value-type="string" office:string-value="TYPEOF(0,5)">
            <text:p>TYPEOF(0,5)</text:p>
          </table:table-cell>
          <table:table-cell table:number-columns-repeated="4"/>
          <table:table-cell office:value-type="string">
            <text:p>Double</text:p>
          </table:table-cell>
          <table:table-cell table:formula="of:=TYPEOF(0.5)" office:value-type="string" office:string-value="Double">
            <text:p>Double</text:p>
          </table:table-cell>
          <table:table-cell table:style-name="ce155" table:formula="of:=IF([.F7]&lt;&gt;[.G7];0;1)" office:value-type="float" office:value="1">
            <text:p>PASS</text:p>
          </table:table-cell>
          <table:table-cell table:style-name="ce156"/>
        </table:table-row>
        <table:table-row table:style-name="ro2">
          <table:table-cell table:formula="of:=MID(FORMULA([.G8]);2;LEN(FORMULA([.G8]))-1)" office:value-type="string" office:string-value="TOSTRING(B8:E8)">
            <text:p>TOSTRING(B8:E8)</text:p>
          </table:table-cell>
          <table:table-cell table:number-columns-repeated="4"/>
          <table:table-cell office:value-type="string">
            <text:p>Variant()</text:p>
          </table:table-cell>
          <table:table-cell table:formula="of:=TOSTRING([.B8:.E8])" office:value-type="string" office:string-value="Object/foobar(...)">
            <text:p>Object/foobar(...)</text:p>
          </table:table-cell>
          <table:table-cell table:style-name="ce155" table:formula="of:=IF([.F8]&lt;&gt;[.G8];0;1)" office:value-type="float" office:value="0">
            <text:p>FAIL</text:p>
          </table:table-cell>
          <table:table-cell table:style-name="ce156"/>
        </table:table-row>
        <table:table-row table:style-name="ro2">
          <table:table-cell table:formula="of:=MID(FORMULA([.G9]);2;LEN(FORMULA([.G9]))-1)" office:value-type="string" office:string-value="TOSTRING(NIL())">
            <text:p>TOSTRING(NIL())</text:p>
          </table:table-cell>
          <table:table-cell table:number-columns-repeated="4"/>
          <table:table-cell office:value-type="string">
            <text:p>Variant()</text:p>
          </table:table-cell>
          <table:table-cell table:formula="of:=TOSTRING(NIL())" office:value-type="string" office:string-value="''">
            <text:p>''</text:p>
          </table:table-cell>
          <table:table-cell table:style-name="ce155" table:formula="of:=IF([.F9]&lt;&gt;[.G9];0;1)" office:value-type="float" office:value="0">
            <text:p>FAIL</text:p>
          </table:table-cell>
          <table:table-cell table:style-name="ce156"/>
        </table:table-row>
        <table:table-row table:style-name="ro2">
          <table:table-cell table:formula="of:=MID(FORMULA([.G10]);2;LEN(FORMULA([.G10]))-1)" office:value-type="string" office:string-value="ISTTEXT(B10)">
            <text:p>ISTTEXT(B10)</text:p>
          </table:table-cell>
          <table:table-cell/>
          <table:table-cell table:number-columns-repeated="3"/>
          <table:table-cell office:value-type="string">
            <text:p>Variant()</text:p>
          </table:table-cell>
          <table:table-cell table:formula="of:=ISTEXT([.B10])" office:value-type="boolean" office:boolean-value="false">
            <text:p>FALSCH</text:p>
          </table:table-cell>
          <table:table-cell table:style-name="ce155" table:formula="of:=IF([.F10]&lt;&gt;[.G10];0;1)" office:value-type="float" office:value="0">
            <text:p>FAIL</text:p>
          </table:table-cell>
          <table:table-cell table:style-name="ce156"/>
        </table:table-row>
        <table:table-row table:style-name="ro2">
          <table:table-cell table:style-name="ce152" table:number-columns-repeated="5"/>
          <table:table-cell table:number-columns-repeated="2"/>
          <table:table-cell table:style-name="ce155"/>
          <table:table-cell table:style-name="ce156"/>
        </table:table-row>
        <table:table-row table:style-name="ro2">
          <table:table-cell table:formula="of:=MID(FORMULA([.G12]);2;LEN(FORMULA([.G12]))-1)" office:value-type="string" office:string-value="NOR(0)">
            <text:p>NOR(0)</text:p>
          </table:table-cell>
          <table:table-cell office:value-type="float" office:value="0">
            <text:p>0</text:p>
          </table:table-cell>
          <table:table-cell table:number-columns-repeated="2"/>
          <table:table-cell table:formula="of:=IF(ISBLANK([.B12]);0;IF(ISBLANK([.C12]);1;IF(ISBLANK([.D2]);2;3)))" office:value-type="float" office:value="1">
            <text:p>1</text:p>
          </table:table-cell>
          <table:table-cell office:value-type="float" office:value="1">
            <text:p>1</text:p>
          </table:table-cell>
          <table:table-cell table:formula="of:=NOR(0)" office:value-type="float" office:value="1">
            <text:p>1</text:p>
          </table:table-cell>
          <table:table-cell table:style-name="ce155" table:formula="of:=IF([.F12]&lt;&gt;[.G12];0;1)" office:value-type="float" office:value="1">
            <text:p>PASS</text:p>
          </table:table-cell>
          <table:table-cell/>
        </table:table-row>
        <table:table-row table:style-name="ro2">
          <table:table-cell table:formula="of:=MID(FORMULA([.G13]);2;LEN(FORMULA([.G13]))-1)" office:value-type="string" office:string-value="NOR(1)">
            <text:p>NOR(1)</text:p>
          </table:table-cell>
          <table:table-cell table:number-columns-repeated="3"/>
          <table:table-cell table:formula="of:=IF(ISBLANK([.B13]);0;IF(ISBLANK([.C13]);1;IF(ISBLANK([.D12]);2;3)))" office:value-type="float" office:value="0">
            <text:p>0</text:p>
          </table:table-cell>
          <table:table-cell office:value-type="float" office:value="0">
            <text:p>0</text:p>
          </table:table-cell>
          <table:table-cell table:formula="of:=NOR(1)" office:value-type="float" office:value="0">
            <text:p>0</text:p>
          </table:table-cell>
          <table:table-cell table:style-name="ce155" table:formula="of:=IF([.F13]&lt;&gt;[.G13];0;1)" office:value-type="float" office:value="1">
            <text:p>PASS</text:p>
          </table:table-cell>
          <table:table-cell/>
        </table:table-row>
        <table:table-row table:style-name="ro2">
          <table:table-cell/>
          <table:table-cell table:number-columns-repeated="3"/>
          <table:table-cell table:formula="of:=IF(ISBLANK([.B14]);0;IF(ISBLANK([.C14]);1;IF(ISBLANK([.D13]);2;3)))" office:value-type="float" office:value="0">
            <text:p>0</text:p>
          </table:table-cell>
          <table:table-cell table:number-columns-repeated="2"/>
          <table:table-cell table:style-name="ce155"/>
          <table:table-cell/>
        </table:table-row>
        <table:table-row table:style-name="ro2">
          <table:table-cell table:formula="of:=MID(FORMULA([.G15]);2;LEN(FORMULA([.G15]))-1)" office:value-type="string" office:string-value="NOR(0;0)">
            <text:p>NOR(0;0)</text:p>
          </table:table-cell>
          <table:table-cell table:number-columns-repeated="3"/>
          <table:table-cell table:formula="of:=IF(ISBLANK([.B15]);0;IF(ISBLANK([.C15]);1;IF(ISBLANK([.D14]);2;3)))" office:value-type="float" office:value="0">
            <text:p>0</text:p>
          </table:table-cell>
          <table:table-cell office:value-type="float" office:value="1">
            <text:p>1</text:p>
          </table:table-cell>
          <table:table-cell table:formula="of:=NOR(0;0)" office:value-type="float" office:value="1">
            <text:p>1</text:p>
          </table:table-cell>
          <table:table-cell table:style-name="ce155" table:formula="of:=IF([.F15]&lt;&gt;[.G15];0;1)" office:value-type="float" office:value="1">
            <text:p>PASS</text:p>
          </table:table-cell>
          <table:table-cell/>
        </table:table-row>
        <table:table-row table:style-name="ro2">
          <table:table-cell table:formula="of:=MID(FORMULA([.G16]);2;LEN(FORMULA([.G16]))-1)" office:value-type="string" office:string-value="NOR(0;1)">
            <text:p>NOR(0;1)</text:p>
          </table:table-cell>
          <table:table-cell table:number-columns-repeated="3"/>
          <table:table-cell table:formula="of:=IF(ISBLANK([.B16]);0;IF(ISBLANK([.C16]);1;IF(ISBLANK([.D15]);2;3)))" office:value-type="float" office:value="0">
            <text:p>0</text:p>
          </table:table-cell>
          <table:table-cell office:value-type="float" office:value="0">
            <text:p>0</text:p>
          </table:table-cell>
          <table:table-cell table:formula="of:=NOR(0;1)" office:value-type="float" office:value="0">
            <text:p>0</text:p>
          </table:table-cell>
          <table:table-cell table:style-name="ce155" table:formula="of:=IF([.F16]&lt;&gt;[.G16];0;1)" office:value-type="float" office:value="1">
            <text:p>PASS</text:p>
          </table:table-cell>
          <table:table-cell/>
        </table:table-row>
        <table:table-row table:style-name="ro2">
          <table:table-cell table:formula="of:=MID(FORMULA([.G17]);2;LEN(FORMULA([.G17]))-1)" office:value-type="string" office:string-value="NOR(1;0)">
            <text:p>NOR(1;0)</text:p>
          </table:table-cell>
          <table:table-cell table:number-columns-repeated="3"/>
          <table:table-cell table:formula="of:=IF(ISBLANK([.B17]);0;IF(ISBLANK([.C17]);1;IF(ISBLANK([.D16]);2;3)))" office:value-type="float" office:value="0">
            <text:p>0</text:p>
          </table:table-cell>
          <table:table-cell office:value-type="float" office:value="0">
            <text:p>0</text:p>
          </table:table-cell>
          <table:table-cell table:formula="of:=NOR(1;0)" office:value-type="float" office:value="0">
            <text:p>0</text:p>
          </table:table-cell>
          <table:table-cell table:style-name="ce155" table:formula="of:=IF([.F17]&lt;&gt;[.G17];0;1)" office:value-type="float" office:value="1">
            <text:p>PASS</text:p>
          </table:table-cell>
          <table:table-cell/>
        </table:table-row>
        <table:table-row table:style-name="ro2">
          <table:table-cell table:formula="of:=MID(FORMULA([.G18]);2;LEN(FORMULA([.G18]))-1)" office:value-type="string" office:string-value="NOR(1;1)">
            <text:p>NOR(1;1)</text:p>
          </table:table-cell>
          <table:table-cell table:number-columns-repeated="3"/>
          <table:table-cell table:formula="of:=IF(ISBLANK([.B18]);0;IF(ISBLANK([.C18]);1;IF(ISBLANK([.D17]);2;3)))" office:value-type="float" office:value="0">
            <text:p>0</text:p>
          </table:table-cell>
          <table:table-cell office:value-type="float" office:value="0">
            <text:p>0</text:p>
          </table:table-cell>
          <table:table-cell table:formula="of:=NOR(1;1)" office:value-type="float" office:value="0">
            <text:p>0</text:p>
          </table:table-cell>
          <table:table-cell table:style-name="ce155" table:formula="of:=IF([.F18]&lt;&gt;[.G18];0;1)" office:value-type="float" office:value="1">
            <text:p>PASS</text:p>
          </table:table-cell>
          <table:table-cell/>
        </table:table-row>
        <table:table-row table:style-name="ro2">
          <table:table-cell/>
          <table:table-cell table:number-columns-repeated="3"/>
          <table:table-cell table:formula="of:=IF(ISBLANK([.B19]);0;IF(ISBLANK([.C19]);1;IF(ISBLANK([.D18]);2;3)))" office:value-type="float" office:value="0">
            <text:p>0</text:p>
          </table:table-cell>
          <table:table-cell table:number-columns-repeated="2"/>
          <table:table-cell table:style-name="ce155"/>
          <table:table-cell/>
        </table:table-row>
        <table:table-row table:style-name="ro2">
          <table:table-cell table:formula="of:=MID(FORMULA([.G20]);2;LEN(FORMULA([.G20]))-1)" office:value-type="string" office:string-value="NOR(0;0;0)">
            <text:p>NOR(0;0;0)</text:p>
          </table:table-cell>
          <table:table-cell table:number-columns-repeated="3"/>
          <table:table-cell table:formula="of:=IF(ISBLANK([.B20]);0;IF(ISBLANK([.C20]);1;IF(ISBLANK([.D19]);2;3)))" office:value-type="float" office:value="0">
            <text:p>0</text:p>
          </table:table-cell>
          <table:table-cell office:value-type="float" office:value="1">
            <text:p>1</text:p>
          </table:table-cell>
          <table:table-cell table:formula="of:=NOR(0;0;0)" office:value-type="float" office:value="1">
            <text:p>1</text:p>
          </table:table-cell>
          <table:table-cell table:style-name="ce155" table:formula="of:=IF([.F20]&lt;&gt;[.G20];0;1)" office:value-type="float" office:value="1">
            <text:p>PASS</text:p>
          </table:table-cell>
          <table:table-cell/>
        </table:table-row>
        <table:table-row table:style-name="ro2">
          <table:table-cell table:formula="of:=MID(FORMULA([.G21]);2;LEN(FORMULA([.G21]))-1)" office:value-type="string" office:string-value="NOR(0;0;1)">
            <text:p>NOR(0;0;1)</text:p>
          </table:table-cell>
          <table:table-cell table:number-columns-repeated="3"/>
          <table:table-cell table:formula="of:=IF(ISBLANK([.B21]);0;IF(ISBLANK([.C21]);1;IF(ISBLANK([.D20]);2;3)))" office:value-type="float" office:value="0">
            <text:p>0</text:p>
          </table:table-cell>
          <table:table-cell office:value-type="float" office:value="0">
            <text:p>0</text:p>
          </table:table-cell>
          <table:table-cell table:formula="of:=NOR(0;0;1)" office:value-type="float" office:value="0">
            <text:p>0</text:p>
          </table:table-cell>
          <table:table-cell table:style-name="ce155" table:formula="of:=IF([.F21]&lt;&gt;[.G21];0;1)" office:value-type="float" office:value="1">
            <text:p>PASS</text:p>
          </table:table-cell>
          <table:table-cell/>
        </table:table-row>
        <table:table-row table:style-name="ro2">
          <table:table-cell table:formula="of:=MID(FORMULA([.G22]);2;LEN(FORMULA([.G22]))-1)" office:value-type="string" office:string-value="NOR(0;1;0)">
            <text:p>NOR(0;1;0)</text:p>
          </table:table-cell>
          <table:table-cell table:number-columns-repeated="3"/>
          <table:table-cell table:formula="of:=IF(ISBLANK([.B22]);0;IF(ISBLANK([.C22]);1;IF(ISBLANK([.D21]);2;3)))" office:value-type="float" office:value="0">
            <text:p>0</text:p>
          </table:table-cell>
          <table:table-cell office:value-type="float" office:value="0">
            <text:p>0</text:p>
          </table:table-cell>
          <table:table-cell table:formula="of:=NOR(0;1;0)" office:value-type="float" office:value="0">
            <text:p>0</text:p>
          </table:table-cell>
          <table:table-cell table:style-name="ce155" table:formula="of:=IF([.F22]&lt;&gt;[.G22];0;1)" office:value-type="float" office:value="1">
            <text:p>PASS</text:p>
          </table:table-cell>
          <table:table-cell/>
        </table:table-row>
        <table:table-row table:style-name="ro2">
          <table:table-cell table:formula="of:=MID(FORMULA([.G23]);2;LEN(FORMULA([.G23]))-1)" office:value-type="string" office:string-value="NOR(0;1;1)">
            <text:p>NOR(0;1;1)</text:p>
          </table:table-cell>
          <table:table-cell table:number-columns-repeated="3"/>
          <table:table-cell table:formula="of:=IF(ISBLANK([.B23]);0;IF(ISBLANK([.C23]);1;IF(ISBLANK([.D22]);2;3)))" office:value-type="float" office:value="0">
            <text:p>0</text:p>
          </table:table-cell>
          <table:table-cell office:value-type="float" office:value="0">
            <text:p>0</text:p>
          </table:table-cell>
          <table:table-cell table:formula="of:=NOR(0;1;1)" office:value-type="float" office:value="0">
            <text:p>0</text:p>
          </table:table-cell>
          <table:table-cell table:style-name="ce155" table:formula="of:=IF([.F23]&lt;&gt;[.G23];0;1)" office:value-type="float" office:value="1">
            <text:p>PASS</text:p>
          </table:table-cell>
          <table:table-cell/>
        </table:table-row>
        <table:table-row table:style-name="ro2">
          <table:table-cell table:formula="of:=MID(FORMULA([.G24]);2;LEN(FORMULA([.G24]))-1)" office:value-type="string" office:string-value="NOR(1;0;0)">
            <text:p>NOR(1;0;0)</text:p>
          </table:table-cell>
          <table:table-cell table:number-columns-repeated="3"/>
          <table:table-cell table:formula="of:=IF(ISBLANK([.B24]);0;IF(ISBLANK([.C24]);1;IF(ISBLANK([.D23]);2;3)))" office:value-type="float" office:value="0">
            <text:p>0</text:p>
          </table:table-cell>
          <table:table-cell office:value-type="float" office:value="0">
            <text:p>0</text:p>
          </table:table-cell>
          <table:table-cell table:formula="of:=NOR(1;0;0)" office:value-type="float" office:value="0">
            <text:p>0</text:p>
          </table:table-cell>
          <table:table-cell table:style-name="ce155" table:formula="of:=IF([.F24]&lt;&gt;[.G24];0;1)" office:value-type="float" office:value="1">
            <text:p>PASS</text:p>
          </table:table-cell>
          <table:table-cell/>
        </table:table-row>
        <table:table-row table:style-name="ro2">
          <table:table-cell table:formula="of:=MID(FORMULA([.G25]);2;LEN(FORMULA([.G25]))-1)" office:value-type="string" office:string-value="NOR(1;0;1)">
            <text:p>NOR(1;0;1)</text:p>
          </table:table-cell>
          <table:table-cell table:number-columns-repeated="3"/>
          <table:table-cell table:formula="of:=IF(ISBLANK([.B25]);0;IF(ISBLANK([.C25]);1;IF(ISBLANK([.D24]);2;3)))" office:value-type="float" office:value="0">
            <text:p>0</text:p>
          </table:table-cell>
          <table:table-cell office:value-type="float" office:value="0">
            <text:p>0</text:p>
          </table:table-cell>
          <table:table-cell table:formula="of:=NOR(1;0;1)" office:value-type="float" office:value="0">
            <text:p>0</text:p>
          </table:table-cell>
          <table:table-cell table:style-name="ce155" table:formula="of:=IF([.F25]&lt;&gt;[.G25];0;1)" office:value-type="float" office:value="1">
            <text:p>PASS</text:p>
          </table:table-cell>
          <table:table-cell/>
        </table:table-row>
        <table:table-row table:style-name="ro2">
          <table:table-cell table:formula="of:=MID(FORMULA([.G26]);2;LEN(FORMULA([.G26]))-1)" office:value-type="string" office:string-value="NOR(1;1;0)">
            <text:p>NOR(1;1;0)</text:p>
          </table:table-cell>
          <table:table-cell table:number-columns-repeated="3"/>
          <table:table-cell table:formula="of:=IF(ISBLANK([.B26]);0;IF(ISBLANK([.C26]);1;IF(ISBLANK([.D25]);2;3)))" office:value-type="float" office:value="0">
            <text:p>0</text:p>
          </table:table-cell>
          <table:table-cell office:value-type="float" office:value="0">
            <text:p>0</text:p>
          </table:table-cell>
          <table:table-cell table:formula="of:=NOR(1;1;0)" office:value-type="float" office:value="0">
            <text:p>0</text:p>
          </table:table-cell>
          <table:table-cell table:style-name="ce155" table:formula="of:=IF([.F26]&lt;&gt;[.G26];0;1)" office:value-type="float" office:value="1">
            <text:p>PASS</text:p>
          </table:table-cell>
          <table:table-cell/>
        </table:table-row>
        <table:table-row table:style-name="ro2">
          <table:table-cell table:formula="of:=MID(FORMULA([.G27]);2;LEN(FORMULA([.G27]))-1)" office:value-type="string" office:string-value="NOR(1;1;1)">
            <text:p>NOR(1;1;1)</text:p>
          </table:table-cell>
          <table:table-cell table:number-columns-repeated="3"/>
          <table:table-cell table:formula="of:=IF(ISBLANK([.B27]);0;IF(ISBLANK([.C27]);1;IF(ISBLANK([.D26]);2;3)))" office:value-type="float" office:value="0">
            <text:p>0</text:p>
          </table:table-cell>
          <table:table-cell office:value-type="float" office:value="0">
            <text:p>0</text:p>
          </table:table-cell>
          <table:table-cell table:formula="of:=NOR(1;1;1)" office:value-type="float" office:value="0">
            <text:p>0</text:p>
          </table:table-cell>
          <table:table-cell table:style-name="ce155" table:formula="of:=IF([.F27]&lt;&gt;[.G27];0;1)" office:value-type="float" office:value="1">
            <text:p>PASS</text:p>
          </table:table-cell>
          <table:table-cell/>
        </table:table-row>
        <table:table-row table:style-name="ro2">
          <table:table-cell/>
          <table:table-cell table:number-columns-repeated="2"/>
          <table:table-cell/>
          <table:table-cell table:formula="of:=IF(ISBLANK([.B28]);0;IF(ISBLANK([.C28]);1;IF(ISBLANK([.D27]);2;3)))" office:value-type="float" office:value="0">
            <text:p>0</text:p>
          </table:table-cell>
          <table:table-cell table:number-columns-repeated="2"/>
          <table:table-cell table:style-name="ce155"/>
          <table:table-cell/>
        </table:table-row>
        <table:table-row table:style-name="ro2">
          <table:table-cell table:formula="of:=MID(FORMULA([.G29]);2;LEN(FORMULA([.G29]))-1)" office:value-type="string" office:string-value="FST(1;2)">
            <text:p>FST(1;2)</text:p>
          </table:table-cell>
          <table:table-cell table:number-columns-repeated="3"/>
          <table:table-cell table:formula="of:=IF(ISBLANK([.B29]);0;IF(ISBLANK([.C29]);1;IF(ISBLANK([.D#REF!]);2;3)))" office:value-type="float" office:value="0">
            <text:p>0</text:p>
          </table:table-cell>
          <table:table-cell office:value-type="float" office:value="1">
            <text:p>1</text:p>
          </table:table-cell>
          <table:table-cell table:formula="of:=FST(1;2)" office:value-type="float" office:value="1">
            <text:p>1</text:p>
          </table:table-cell>
          <table:table-cell table:style-name="ce155" table:formula="of:=IF([.F29]&lt;&gt;[.G29];0;1)" office:value-type="float" office:value="1">
            <text:p>PASS</text:p>
          </table:table-cell>
          <table:table-cell/>
        </table:table-row>
        <table:table-row table:style-name="ro2">
          <table:table-cell table:formula="of:=MID(FORMULA([.G30]);2;LEN(FORMULA([.G30]))-1)" office:value-type="string" office:string-value="FST(2;1)">
            <text:p>FST(2;1)</text:p>
          </table:table-cell>
          <table:table-cell table:number-columns-repeated="3"/>
          <table:table-cell table:formula="of:=IF(ISBLANK([.B30]);0;IF(ISBLANK([.C30]);1;IF(ISBLANK([.D29]);2;3)))" office:value-type="float" office:value="0">
            <text:p>0</text:p>
          </table:table-cell>
          <table:table-cell office:value-type="float" office:value="2">
            <text:p>2</text:p>
          </table:table-cell>
          <table:table-cell table:formula="of:=FST(2;1)" office:value-type="float" office:value="2">
            <text:p>2</text:p>
          </table:table-cell>
          <table:table-cell table:style-name="ce155" table:formula="of:=IF([.F30]&lt;&gt;[.G30];0;1)" office:value-type="float" office:value="1">
            <text:p>PASS</text:p>
          </table:table-cell>
          <table:table-cell/>
        </table:table-row>
        <table:table-row table:style-name="ro2">
          <table:table-cell table:formula="of:=MID(FORMULA([.G31]);2;LEN(FORMULA([.G31]))-1)" office:value-type="string" office:string-value="FST(&quot;a&quot;;&quot;b&quot;)">
            <text:p>FST("a";"b")</text:p>
          </table:table-cell>
          <table:table-cell table:number-columns-repeated="3"/>
          <table:table-cell table:formula="of:=IF(ISBLANK([.B31]);0;IF(ISBLANK([.C31]);1;IF(ISBLANK([.D30]);2;3)))" office:value-type="float" office:value="0">
            <text:p>0</text:p>
          </table:table-cell>
          <table:table-cell office:value-type="string">
            <text:p>a</text:p>
          </table:table-cell>
          <table:table-cell table:formula="of:=FST(&quot;a&quot;;&quot;b&quot;)" office:value-type="string" office:string-value="a">
            <text:p>a</text:p>
          </table:table-cell>
          <table:table-cell table:style-name="ce155" table:formula="of:=IF([.F31]&lt;&gt;[.G31];0;1)" office:value-type="float" office:value="1">
            <text:p>PASS</text:p>
          </table:table-cell>
          <table:table-cell/>
        </table:table-row>
        <table:table-row table:style-name="ro2">
          <table:table-cell table:formula="of:=MID(FORMULA([.G32]);2;LEN(FORMULA([.G32]))-1)" office:value-type="string" office:string-value="FST(&quot;b&quot;;&quot;a&quot;)">
            <text:p>FST("b";"a")</text:p>
          </table:table-cell>
          <table:table-cell table:number-columns-repeated="3"/>
          <table:table-cell table:formula="of:=IF(ISBLANK([.B32]);0;IF(ISBLANK([.C32]);1;IF(ISBLANK([.D31]);2;3)))" office:value-type="float" office:value="0">
            <text:p>0</text:p>
          </table:table-cell>
          <table:table-cell office:value-type="string">
            <text:p>b</text:p>
          </table:table-cell>
          <table:table-cell table:formula="of:=FST(&quot;b&quot;;&quot;a&quot;)" office:value-type="string" office:string-value="b">
            <text:p>b</text:p>
          </table:table-cell>
          <table:table-cell table:style-name="ce155" table:formula="of:=IF([.F32]&lt;&gt;[.G32];0;1)" office:value-type="float" office:value="1">
            <text:p>PASS</text:p>
          </table:table-cell>
          <table:table-cell/>
        </table:table-row>
        <table:table-row table:style-name="ro2">
          <table:table-cell/>
          <table:table-cell table:number-columns-repeated="3"/>
          <table:table-cell table:formula="of:=IF(ISBLANK([.B33]);0;IF(ISBLANK([.C33]);1;IF(ISBLANK([.D32]);2;3)))" office:value-type="float" office:value="0">
            <text:p>0</text:p>
          </table:table-cell>
          <table:table-cell table:number-columns-repeated="2"/>
          <table:table-cell table:style-name="ce155"/>
          <table:table-cell/>
        </table:table-row>
        <table:table-row table:style-name="ro2">
          <table:table-cell table:formula="of:=MID(FORMULA([.G34]);2;LEN(FORMULA([.G34]))-1)" office:value-type="string" office:string-value="SND(1;2)">
            <text:p>SND(1;2)</text:p>
          </table:table-cell>
          <table:table-cell table:number-columns-repeated="3"/>
          <table:table-cell table:formula="of:=IF(ISBLANK([.B34]);0;IF(ISBLANK([.C34]);1;IF(ISBLANK([.D33]);2;3)))" office:value-type="float" office:value="0">
            <text:p>0</text:p>
          </table:table-cell>
          <table:table-cell office:value-type="float" office:value="2">
            <text:p>2</text:p>
          </table:table-cell>
          <table:table-cell table:formula="of:=SND(1;2)" office:value-type="float" office:value="2">
            <text:p>2</text:p>
          </table:table-cell>
          <table:table-cell table:style-name="ce155" table:formula="of:=IF([.F34]&lt;&gt;[.G34];0;1)" office:value-type="float" office:value="1">
            <text:p>PASS</text:p>
          </table:table-cell>
          <table:table-cell/>
        </table:table-row>
        <table:table-row table:style-name="ro2">
          <table:table-cell table:formula="of:=MID(FORMULA([.G35]);2;LEN(FORMULA([.G35]))-1)" office:value-type="string" office:string-value="SND(2;1)">
            <text:p>SND(2;1)</text:p>
          </table:table-cell>
          <table:table-cell table:number-columns-repeated="3"/>
          <table:table-cell table:formula="of:=IF(ISBLANK([.B35]);0;IF(ISBLANK([.C35]);1;IF(ISBLANK([.D34]);2;3)))" office:value-type="float" office:value="0">
            <text:p>0</text:p>
          </table:table-cell>
          <table:table-cell office:value-type="float" office:value="1">
            <text:p>1</text:p>
          </table:table-cell>
          <table:table-cell table:formula="of:=SND(2;1)" office:value-type="float" office:value="1">
            <text:p>1</text:p>
          </table:table-cell>
          <table:table-cell table:style-name="ce155" table:formula="of:=IF([.F35]&lt;&gt;[.G35];0;1)" office:value-type="float" office:value="1">
            <text:p>PASS</text:p>
          </table:table-cell>
          <table:table-cell/>
        </table:table-row>
        <table:table-row table:style-name="ro2">
          <table:table-cell table:formula="of:=MID(FORMULA([.G36]);2;LEN(FORMULA([.G36]))-1)" office:value-type="string" office:string-value="SND(&quot;a&quot;;&quot;b&quot;)">
            <text:p>SND("a";"b")</text:p>
          </table:table-cell>
          <table:table-cell table:number-columns-repeated="3"/>
          <table:table-cell table:formula="of:=IF(ISBLANK([.B36]);0;IF(ISBLANK([.C36]);1;IF(ISBLANK([.D35]);2;3)))" office:value-type="float" office:value="0">
            <text:p>0</text:p>
          </table:table-cell>
          <table:table-cell office:value-type="string">
            <text:p>b</text:p>
          </table:table-cell>
          <table:table-cell table:formula="of:=SND(&quot;a&quot;;&quot;b&quot;)" office:value-type="string" office:string-value="b">
            <text:p>b</text:p>
          </table:table-cell>
          <table:table-cell table:style-name="ce155" table:formula="of:=IF([.F36]&lt;&gt;[.G36];0;1)" office:value-type="float" office:value="1">
            <text:p>PASS</text:p>
          </table:table-cell>
          <table:table-cell/>
        </table:table-row>
        <table:table-row table:style-name="ro2">
          <table:table-cell table:formula="of:=MID(FORMULA([.G37]);2;LEN(FORMULA([.G37]))-1)" office:value-type="string" office:string-value="SND(&quot;b&quot;;&quot;a&quot;)">
            <text:p>SND("b";"a")</text:p>
          </table:table-cell>
          <table:table-cell table:number-columns-repeated="3"/>
          <table:table-cell table:formula="of:=IF(ISBLANK([.B37]);0;IF(ISBLANK([.C37]);1;IF(ISBLANK([.D36]);2;3)))" office:value-type="float" office:value="0">
            <text:p>0</text:p>
          </table:table-cell>
          <table:table-cell office:value-type="string">
            <text:p>a</text:p>
          </table:table-cell>
          <table:table-cell table:formula="of:=SND(&quot;b&quot;;&quot;a&quot;)" office:value-type="string" office:string-value="a">
            <text:p>a</text:p>
          </table:table-cell>
          <table:table-cell table:style-name="ce155" table:formula="of:=IF([.F37]&lt;&gt;[.G37];0;1)" office:value-type="float" office:value="1">
            <text:p>PASS</text:p>
          </table:table-cell>
          <table:table-cell/>
        </table:table-row>
        <table:table-row table:style-name="ro2">
          <table:table-cell/>
          <table:table-cell table:number-columns-repeated="2"/>
          <table:table-cell/>
          <table:table-cell table:formula="of:=IF(ISBLANK([.B38]);0;IF(ISBLANK([.C38]);1;IF(ISBLANK([.D37]);2;3)))" office:value-type="float" office:value="0">
            <text:p>0</text:p>
          </table:table-cell>
          <table:table-cell table:number-columns-repeated="2"/>
          <table:table-cell table:style-name="ce155"/>
          <table:table-cell/>
        </table:table-row>
        <table:table-row table:style-name="ro2">
          <table:table-cell table:number-columns-repeated="3"/>
          <table:table-cell/>
          <table:table-cell table:number-columns-repeated="3"/>
          <table:table-cell table:style-name="ce155"/>
          <table:table-cell/>
        </table:table-row>
        <table:table-row table:style-name="ro2">
          <table:table-cell table:formula="of:=MID(FORMULA([.G40]);2;LEN(FORMULA([.G40]))-1)" office:value-type="string" office:string-value="GETDIM(B40:B40)">
            <text:p>GETDIM(B40:B40)</text:p>
          </table:table-cell>
          <table:table-cell office:value-type="string">
            <text:p>a</text:p>
          </table:table-cell>
          <table:table-cell office:value-type="string">
            <text:p>b</text:p>
          </table:table-cell>
          <table:table-cell office:value-type="string">
            <text:p>c</text:p>
          </table:table-cell>
          <table:table-cell table:formula="of:=IF(ISBLANK([.B40]);0;IF(ISBLANK([.C40]);1;IF(ISBLANK([.D39]);2;3)))" office:value-type="float" office:value="2">
            <text:p>2</text:p>
          </table:table-cell>
          <table:table-cell office:value-type="float" office:value="2">
            <text:p>2</text:p>
          </table:table-cell>
          <table:table-cell table:formula="of:=GETDIM([.B40:.B40])" office:value-type="float" office:value="2">
            <text:p>2</text:p>
          </table:table-cell>
          <table:table-cell table:style-name="ce155" table:formula="of:=IF([.F40]&lt;&gt;[.G40];0;1)" office:value-type="float" office:value="1">
            <text:p>PASS</text:p>
          </table:table-cell>
          <table:table-cell/>
        </table:table-row>
        <table:table-row table:style-name="ro2">
          <table:table-cell table:formula="of:=MID(FORMULA([.G41]);2;LEN(FORMULA([.G41]))-1)" office:value-type="string" office:string-value="GETDIM(B41:D41)">
            <text:p>GETDIM(B41:D41)</text:p>
          </table:table-cell>
          <table:table-cell office:value-type="string">
            <text:p>a</text:p>
          </table:table-cell>
          <table:table-cell office:value-type="string">
            <text:p>b</text:p>
          </table:table-cell>
          <table:table-cell office:value-type="string">
            <text:p>c</text:p>
          </table:table-cell>
          <table:table-cell table:formula="of:=IF(ISBLANK([.B41]);0;IF(ISBLANK([.C41]);1;IF(ISBLANK([.D40]);2;3)))" office:value-type="float" office:value="3">
            <text:p>3</text:p>
          </table:table-cell>
          <table:table-cell office:value-type="float" office:value="2">
            <text:p>2</text:p>
          </table:table-cell>
          <table:table-cell table:formula="of:=GETDIM([.B41:.D41])" office:value-type="float" office:value="2">
            <text:p>2</text:p>
          </table:table-cell>
          <table:table-cell table:style-name="ce155" table:formula="of:=IF([.F41]&lt;&gt;[.G41];0;1)" office:value-type="float" office:value="1">
            <text:p>PASS</text:p>
          </table:table-cell>
          <table:table-cell/>
        </table:table-row>
        <table:table-row table:style-name="ro2">
          <table:table-cell table:formula="of:=MID(FORMULA([.G42]);2;LEN(FORMULA([.G42]))-1)" office:value-type="string" office:string-value="GETDIM(B42:B43)">
            <text:p>GETDIM(B42:B43)</text:p>
          </table:table-cell>
          <table:table-cell office:value-type="string">
            <text:p>a</text:p>
          </table:table-cell>
          <table:table-cell office:value-type="string">
            <text:p>b</text:p>
          </table:table-cell>
          <table:table-cell office:value-type="string">
            <text:p>c</text:p>
          </table:table-cell>
          <table:table-cell table:formula="of:=IF(ISBLANK([.B42]);0;IF(ISBLANK([.C42]);1;IF(ISBLANK([.D41]);2;3)))" office:value-type="float" office:value="3">
            <text:p>3</text:p>
          </table:table-cell>
          <table:table-cell office:value-type="float" office:value="2">
            <text:p>2</text:p>
          </table:table-cell>
          <table:table-cell table:formula="of:=GETDIM([.B42:.B43])" office:value-type="float" office:value="2">
            <text:p>2</text:p>
          </table:table-cell>
          <table:table-cell table:style-name="ce155" table:formula="of:=IF([.F42]&lt;&gt;[.G42];0;1)" office:value-type="float" office:value="1">
            <text:p>PASS</text:p>
          </table:table-cell>
          <table:table-cell/>
        </table:table-row>
        <table:table-row table:style-name="ro2">
          <table:table-cell table:formula="of:=MID(FORMULA([.G43]);2;LEN(FORMULA([.G43]))-1)" office:value-type="string" office:string-value="GETDIM(B43:D44)">
            <text:p>GETDIM(B43:D44)</text:p>
          </table:table-cell>
          <table:table-cell office:value-type="string">
            <text:p>a</text:p>
          </table:table-cell>
          <table:table-cell office:value-type="string">
            <text:p>b</text:p>
          </table:table-cell>
          <table:table-cell office:value-type="string">
            <text:p>c</text:p>
          </table:table-cell>
          <table:table-cell table:formula="of:=IF(ISBLANK([.B43]);0;IF(ISBLANK([.C43]);1;IF(ISBLANK([.D42]);2;3)))" office:value-type="float" office:value="3">
            <text:p>3</text:p>
          </table:table-cell>
          <table:table-cell office:value-type="float" office:value="2">
            <text:p>2</text:p>
          </table:table-cell>
          <table:table-cell table:formula="of:=GETDIM([.B43:.D44])" office:value-type="float" office:value="2">
            <text:p>2</text:p>
          </table:table-cell>
          <table:table-cell table:style-name="ce155" table:formula="of:=IF([.F43]&lt;&gt;[.G43];0;1)" office:value-type="float" office:value="1">
            <text:p>PASS</text:p>
          </table:table-cell>
          <table:table-cell/>
        </table:table-row>
        <table:table-row table:style-name="ro2">
          <table:table-cell/>
          <table:table-cell office:value-type="string">
            <text:p>a</text:p>
          </table:table-cell>
          <table:table-cell office:value-type="string">
            <text:p>b</text:p>
          </table:table-cell>
          <table:table-cell office:value-type="string">
            <text:p>c</text:p>
          </table:table-cell>
          <table:table-cell table:number-columns-repeated="3"/>
          <table:table-cell table:style-name="ce155"/>
          <table:table-cell/>
        </table:table-row>
        <table:table-row table:style-name="ro2">
          <table:table-cell table:number-columns-repeated="3"/>
          <table:table-cell/>
          <table:table-cell table:number-columns-repeated="3"/>
          <table:table-cell table:style-name="ce155"/>
          <table:table-cell/>
        </table:table-row>
        <table:table-row table:style-name="ro2">
          <table:table-cell table:formula="of:=MID(FORMULA([.G46]);2;LEN(FORMULA([.G46]))-1)" office:value-type="string" office:string-value="FOLDL(&quot;concat&quot;; &quot;XXX&quot;; B46:B46)">
            <text:p>FOLDL("concat"; "XXX"; B46:B46)</text:p>
          </table:table-cell>
          <table:table-cell office:value-type="string">
            <text:p>a</text:p>
          </table:table-cell>
          <table:table-cell office:value-type="string">
            <text:p>b</text:p>
          </table:table-cell>
          <table:table-cell office:value-type="string">
            <text:p>c</text:p>
          </table:table-cell>
          <table:table-cell table:formula="of:=IF(ISBLANK([.B46]);0;IF(ISBLANK([.C46]);1;IF(ISBLANK([.D45]);2;3)))" office:value-type="float" office:value="2">
            <text:p>2</text:p>
          </table:table-cell>
          <table:table-cell office:value-type="string">
            <text:p>XXXa</text:p>
          </table:table-cell>
          <table:table-cell table:style-name="ce154" table:formula="of:=FOLDL(&quot;concat&quot;; &quot;XXX&quot;; [.B46:.B46])">
            <text:p/>
          </table:table-cell>
          <table:table-cell table:style-name="ce155" table:formula="of:=IF([.F46]&lt;&gt;[.G46];0;1)" office:value-type="float" office:value="0">
            <text:p>Err:522</text:p>
          </table:table-cell>
          <table:table-cell/>
        </table:table-row>
        <table:table-row table:style-name="ro2">
          <table:table-cell table:formula="of:=MID(FORMULA([.G47]);2;LEN(FORMULA([.G47]))-1)" office:value-type="string" office:string-value="FOLDL(&quot;concat&quot;; &quot;XXX&quot;; B47:D47)">
            <text:p>FOLDL("concat"; "XXX"; B47:D47)</text:p>
          </table:table-cell>
          <table:table-cell office:value-type="string">
            <text:p>a</text:p>
          </table:table-cell>
          <table:table-cell office:value-type="string">
            <text:p>b</text:p>
          </table:table-cell>
          <table:table-cell office:value-type="string">
            <text:p>c</text:p>
          </table:table-cell>
          <table:table-cell table:formula="of:=IF(ISBLANK([.B47]);0;IF(ISBLANK([.C47]);1;IF(ISBLANK([.D46]);2;3)))" office:value-type="float" office:value="3">
            <text:p>3</text:p>
          </table:table-cell>
          <table:table-cell office:value-type="string">
            <text:p>XXXabc</text:p>
          </table:table-cell>
          <table:table-cell table:formula="of:=FOLDL(&quot;concat&quot;; &quot;XXX&quot;; [.B47:.D47])">
            <text:p/>
          </table:table-cell>
          <table:table-cell table:style-name="ce155" table:formula="of:=IF([.F47]&lt;&gt;[.G47];0;1)" office:value-type="float" office:value="0">
            <text:p>FAIL</text:p>
          </table:table-cell>
          <table:table-cell/>
        </table:table-row>
        <table:table-row table:style-name="ro2">
          <table:table-cell table:formula="of:=MID(FORMULA([.G48]);2;LEN(FORMULA([.G48]))-1)" office:value-type="string" office:string-value="FOLDL(&quot;concat&quot;; &quot;XXX&quot;; B48:D49)">
            <text:p>FOLDL("concat"; "XXX"; B48:D49)</text:p>
          </table:table-cell>
          <table:table-cell office:value-type="string">
            <text:p>a</text:p>
          </table:table-cell>
          <table:table-cell office:value-type="string">
            <text:p>b</text:p>
          </table:table-cell>
          <table:table-cell office:value-type="string">
            <text:p>c</text:p>
          </table:table-cell>
          <table:table-cell table:formula="of:=IF(ISBLANK([.B48]);0;IF(ISBLANK([.C48]);1;IF(ISBLANK([.D47]);2;3)))" office:value-type="float" office:value="3">
            <text:p>3</text:p>
          </table:table-cell>
          <table:table-cell office:value-type="string">
            <text:p>XXXabcdef</text:p>
          </table:table-cell>
          <table:table-cell table:formula="of:=FOLDL(&quot;concat&quot;; &quot;XXX&quot;; [.B48:.D49])">
            <text:p/>
          </table:table-cell>
          <table:table-cell table:style-name="ce155" table:formula="of:=IF([.F48]&lt;&gt;[.G48];0;1)" office:value-type="float" office:value="0">
            <text:p>FAIL</text:p>
          </table:table-cell>
          <table:table-cell/>
        </table:table-row>
        <table:table-row table:style-name="ro2">
          <table:table-cell/>
          <table:table-cell office:value-type="string">
            <text:p>d</text:p>
          </table:table-cell>
          <table:table-cell office:value-type="string">
            <text:p>e</text:p>
          </table:table-cell>
          <table:table-cell office:value-type="string">
            <text:p>f</text:p>
          </table:table-cell>
          <table:table-cell table:number-columns-repeated="3"/>
          <table:table-cell table:style-name="ce155"/>
          <table:table-cell/>
        </table:table-row>
        <table:table-row table:style-name="ro2">
          <table:table-cell table:number-columns-repeated="9"/>
        </table:table-row>
        <table:table-row table:style-name="ro2">
          <table:table-cell table:formula="of:=MID(FORMULA([.G51]);2;LEN(FORMULA([.G51]))-1)" office:value-type="string" office:string-value="FOLDR(&quot;concat&quot;; &quot;XXX&quot;; B51:B51)">
            <text:p>FOLDR("concat"; "XXX"; B51:B51)</text:p>
          </table:table-cell>
          <table:table-cell office:value-type="string">
            <text:p>a</text:p>
          </table:table-cell>
          <table:table-cell office:value-type="string">
            <text:p>b</text:p>
          </table:table-cell>
          <table:table-cell office:value-type="string">
            <text:p>c</text:p>
          </table:table-cell>
          <table:table-cell table:formula="of:=IF(ISBLANK([.B51]);0;IF(ISBLANK([.C51]);1;IF(ISBLANK([.D45]);2;3)))" office:value-type="float" office:value="2">
            <text:p>2</text:p>
          </table:table-cell>
          <table:table-cell office:value-type="string">
            <text:p>aXXX</text:p>
          </table:table-cell>
          <table:table-cell table:style-name="ce154" table:formula="of:=FOLDR(&quot;concat&quot;; &quot;XXX&quot;; [.B51:.B51])">
            <text:p/>
          </table:table-cell>
          <table:table-cell table:style-name="ce155" table:formula="of:=IF([.F51]&lt;&gt;[.G51];0;1)" office:value-type="float" office:value="0">
            <text:p>FAIL</text:p>
          </table:table-cell>
          <table:table-cell/>
        </table:table-row>
        <table:table-row table:style-name="ro2">
          <table:table-cell table:formula="of:=MID(FORMULA([.G52]);2;LEN(FORMULA([.G52]))-1)" office:value-type="string" office:string-value="FOLDR(&quot;concat&quot;; &quot;XXX&quot;; B52:D52)">
            <text:p>FOLDR("concat"; "XXX"; B52:D52)</text:p>
          </table:table-cell>
          <table:table-cell office:value-type="string">
            <text:p>a</text:p>
          </table:table-cell>
          <table:table-cell office:value-type="string">
            <text:p>b</text:p>
          </table:table-cell>
          <table:table-cell office:value-type="string">
            <text:p>c</text:p>
          </table:table-cell>
          <table:table-cell table:formula="of:=IF(ISBLANK([.B52]);0;IF(ISBLANK([.C52]);1;IF(ISBLANK([.D51]);2;3)))" office:value-type="float" office:value="3">
            <text:p>3</text:p>
          </table:table-cell>
          <table:table-cell office:value-type="string">
            <text:p>abcXXX</text:p>
          </table:table-cell>
          <table:table-cell table:formula="of:=FOLDR(&quot;concat&quot;; &quot;XXX&quot;; [.B52:.D52])">
            <text:p/>
          </table:table-cell>
          <table:table-cell table:style-name="ce155" table:formula="of:=IF([.F52]&lt;&gt;[.G52];0;1)" office:value-type="float" office:value="0">
            <text:p>FAIL</text:p>
          </table:table-cell>
          <table:table-cell/>
        </table:table-row>
        <table:table-row table:style-name="ro2">
          <table:table-cell table:formula="of:=MID(FORMULA([.G53]);2;LEN(FORMULA([.G53]))-1)" office:value-type="string" office:string-value="FOLDR(&quot;concat&quot;; &quot;XXX&quot;; B53:D54)">
            <text:p>FOLDR("concat"; "XXX"; B53:D54)</text:p>
          </table:table-cell>
          <table:table-cell office:value-type="string">
            <text:p>a</text:p>
          </table:table-cell>
          <table:table-cell office:value-type="string">
            <text:p>b</text:p>
          </table:table-cell>
          <table:table-cell office:value-type="string">
            <text:p>c</text:p>
          </table:table-cell>
          <table:table-cell table:formula="of:=IF(ISBLANK([.B53]);0;IF(ISBLANK([.C53]);1;IF(ISBLANK([.D52]);2;3)))" office:value-type="float" office:value="3">
            <text:p>3</text:p>
          </table:table-cell>
          <table:table-cell office:value-type="string">
            <text:p>abcdefXXX</text:p>
          </table:table-cell>
          <table:table-cell table:formula="of:=FOLDR(&quot;concat&quot;; &quot;XXX&quot;; [.B53:.D54])">
            <text:p/>
          </table:table-cell>
          <table:table-cell table:style-name="ce155" table:formula="of:=IF([.F53]&lt;&gt;[.G53];0;1)" office:value-type="float" office:value="0">
            <text:p>FAIL</text:p>
          </table:table-cell>
          <table:table-cell/>
        </table:table-row>
        <table:table-row table:style-name="ro2">
          <table:table-cell/>
          <table:table-cell office:value-type="string">
            <text:p>d</text:p>
          </table:table-cell>
          <table:table-cell office:value-type="string">
            <text:p>e</text:p>
          </table:table-cell>
          <table:table-cell office:value-type="string">
            <text:p>f</text:p>
          </table:table-cell>
          <table:table-cell table:number-columns-repeated="3"/>
          <table:table-cell table:style-name="ce155"/>
          <table:table-cell/>
        </table:table-row>
        <table:table-row table:style-name="ro2">
          <table:table-cell table:number-columns-repeated="3"/>
          <table:table-cell/>
          <table:table-cell table:number-columns-repeated="5"/>
        </table:table-row>
        <table:table-row table:style-name="ro2">
          <table:table-cell table:formula="of:=MID(FORMULA([.G56]);2;LEN(FORMULA([.G56]))-1)" office:value-type="string" office:string-value="PARSE(&quot;pWs&quot;; &quot;asdf&quot;)">
            <text:p>PARSE("pWs"; "asdf")</text:p>
          </table:table-cell>
          <table:table-cell table:number-columns-repeated="3"/>
          <table:table-cell table:formula="of:=IF(ISBLANK([.B56]);0;IF(ISBLANK([.C56]);1;IF(ISBLANK([.D55]);2;3)))" office:value-type="float" office:value="0">
            <text:p>0</text:p>
          </table:table-cell>
          <table:table-cell office:value-type="string">
            <text:p>Empty</text:p>
          </table:table-cell>
          <table:table-cell table:formula="of:=PARSE(&quot;pWs&quot;; &quot;asdf&quot;)" office:value-type="string" office:string-value="Empty">
            <text:p>Empty</text:p>
          </table:table-cell>
          <table:table-cell table:style-name="ce155" table:formula="of:=IF([.F56]&lt;&gt;[.G56];0;1)" office:value-type="float" office:value="1">
            <text:p>PASS</text:p>
          </table:table-cell>
          <table:table-cell/>
        </table:table-row>
        <table:table-row table:style-name="ro2">
          <table:table-cell table:formula="of:=MID(FORMULA([.G57]);2;LEN(FORMULA([.G57]))-1)" office:value-type="string" office:string-value="PARSE(&quot;pWs&quot;; &quot; asdf&quot;)">
            <text:p>PARSE("pWs"; " asdf")</text:p>
          </table:table-cell>
          <table:table-cell table:number-columns-repeated="3"/>
          <table:table-cell table:formula="of:=IF(ISBLANK([.B57]);0;IF(ISBLANK([.C57]);1;IF(ISBLANK([.D56]);2;3)))" office:value-type="float" office:value="0">
            <text:p>0</text:p>
          </table:table-cell>
          <table:table-cell office:value-type="string">
            <text:p>Array(' ', 2)</text:p>
          </table:table-cell>
          <table:table-cell table:formula="of:=PARSE(&quot;pWs&quot;; &quot; asdf&quot;)" office:value-type="string" office:string-value="Array(' ', 2)">
            <text:p>Array(' ', 2)</text:p>
          </table:table-cell>
          <table:table-cell table:style-name="ce155" table:formula="of:=IF([.F57]&lt;&gt;[.G57];0;1)" office:value-type="float" office:value="1">
            <text:p>PASS</text:p>
          </table:table-cell>
          <table:table-cell/>
        </table:table-row>
        <table:table-row table:style-name="ro2">
          <table:table-cell table:formula="of:=MID(FORMULA([.G58]);2;LEN(FORMULA([.G58]))-1)" office:value-type="string" office:string-value="PARSE(&quot;pWs&quot;; &quot;  asdf&quot;)">
            <text:p>PARSE("pWs"; " <text:s/>asdf")</text:p>
          </table:table-cell>
          <table:table-cell table:number-columns-repeated="3"/>
          <table:table-cell table:formula="of:=IF(ISBLANK([.B58]);0;IF(ISBLANK([.C58]);1;IF(ISBLANK([.D57]);2;3)))" office:value-type="float" office:value="0">
            <text:p>0</text:p>
          </table:table-cell>
          <table:table-cell office:value-type="string">
            <text:p>Array(' ', 2)</text:p>
          </table:table-cell>
          <table:table-cell table:formula="of:=PARSE(&quot;pWs&quot;; &quot;  asdf&quot;)" office:value-type="string" office:string-value="Array(' ', 2)">
            <text:p>Array(' ', 2)</text:p>
          </table:table-cell>
          <table:table-cell table:style-name="ce155" table:formula="of:=IF([.F58]&lt;&gt;[.G58];0;1)" office:value-type="float" office:value="1">
            <text:p>PASS</text:p>
          </table:table-cell>
          <table:table-cell/>
        </table:table-row>
        <table:table-row table:style-name="ro2">
          <table:table-cell table:formula="of:=MID(FORMULA([.G59]);2;LEN(FORMULA([.G59]))-1)" office:value-type="string" office:string-value="PARSE(&quot;pWs&quot;; ZEICHEN(9) &amp; &quot;asdf&quot;)">
            <text:p>PARSE("pWs"; ZEICHEN(9) &amp; "asdf")</text:p>
          </table:table-cell>
          <table:table-cell table:number-columns-repeated="3"/>
          <table:table-cell table:formula="of:=IF(ISBLANK([.B59]);0;IF(ISBLANK([.C59]);1;IF(ISBLANK([.D58]);2;3)))" office:value-type="float" office:value="0">
            <text:p>0</text:p>
          </table:table-cell>
          <table:table-cell office:value-type="string">
            <text:p>Array('\t', 2)</text:p>
          </table:table-cell>
          <table:table-cell table:formula="of:=PARSE(&quot;pWs&quot;; CHAR(9) &amp; &quot;asdf&quot;)" office:value-type="string" office:string-value="Array('\t', 2)">
            <text:p>Array('\t', 2)</text:p>
          </table:table-cell>
          <table:table-cell table:style-name="ce155" table:formula="of:=IF([.F59]&lt;&gt;[.G59];0;1)" office:value-type="float" office:value="1">
            <text:p>PASS</text:p>
          </table:table-cell>
          <table:table-cell/>
        </table:table-row>
        <table:table-row table:style-name="ro2">
          <table:table-cell table:formula="of:=MID(FORMULA([.G60]);2;LEN(FORMULA([.G60]))-1)" office:value-type="string" office:string-value="PARSE(&quot;pWs&quot;; ZEICHEN(9) &amp; ZEICHEN(9) &amp; &quot;asdf&quot;)">
            <text:p>PARSE("pWs"; ZEICHEN(9) &amp; ZEICHEN(9) &amp; "asdf")</text:p>
          </table:table-cell>
          <table:table-cell table:number-columns-repeated="3"/>
          <table:table-cell table:formula="of:=IF(ISBLANK([.B60]);0;IF(ISBLANK([.C60]);1;IF(ISBLANK([.D59]);2;3)))" office:value-type="float" office:value="0">
            <text:p>0</text:p>
          </table:table-cell>
          <table:table-cell office:value-type="string">
            <text:p>Array('\t', 2)</text:p>
          </table:table-cell>
          <table:table-cell table:formula="of:=PARSE(&quot;pWs&quot;; CHAR(9) &amp; CHAR(9) &amp; &quot;asdf&quot;)" office:value-type="string" office:string-value="Array('\t', 2)">
            <text:p>Array('\t', 2)</text:p>
          </table:table-cell>
          <table:table-cell table:style-name="ce155" table:formula="of:=IF([.F60]&lt;&gt;[.G60];0;1)" office:value-type="float" office:value="1">
            <text:p>PASS</text:p>
          </table:table-cell>
          <table:table-cell/>
        </table:table-row>
        <table:table-row table:style-name="ro2">
          <table:table-cell table:formula="of:=MID(FORMULA([.G61]);2;LEN(FORMULA([.G61]))-1)" office:value-type="string" office:string-value="PARSE(&quot;pWs&quot;; ZEICHEN(13) &amp; &quot;asdf&quot;)">
            <text:p>PARSE("pWs"; ZEICHEN(13) &amp; "asdf")</text:p>
          </table:table-cell>
          <table:table-cell table:number-columns-repeated="3"/>
          <table:table-cell table:formula="of:=IF(ISBLANK([.B61]);0;IF(ISBLANK([.C61]);1;IF(ISBLANK([.D60]);2;3)))" office:value-type="float" office:value="0">
            <text:p>0</text:p>
          </table:table-cell>
          <table:table-cell office:value-type="string">
            <text:p>Empty</text:p>
          </table:table-cell>
          <table:table-cell table:formula="of:=PARSE(&quot;pWs&quot;; CHAR(13) &amp; &quot;asdf&quot;)" office:value-type="string" office:string-value="Empty">
            <text:p>Empty</text:p>
          </table:table-cell>
          <table:table-cell table:style-name="ce155" table:formula="of:=IF([.F61]&lt;&gt;[.G61];0;1)" office:value-type="float" office:value="1">
            <text:p>PASS</text:p>
          </table:table-cell>
          <table:table-cell/>
        </table:table-row>
        <table:table-row table:style-name="ro2">
          <table:table-cell table:formula="of:=MID(FORMULA([.G62]);2;LEN(FORMULA([.G62]))-1)" office:value-type="string" office:string-value="PARSE(&quot;pWs&quot;; ZEICHEN(13) &amp; ZEICHEN(9) &amp; &quot;asdf&quot;)">
            <text:p>PARSE("pWs"; ZEICHEN(13) &amp; ZEICHEN(9) &amp; "asdf")</text:p>
          </table:table-cell>
          <table:table-cell table:number-columns-repeated="3"/>
          <table:table-cell table:formula="of:=IF(ISBLANK([.B62]);0;IF(ISBLANK([.C62]);1;IF(ISBLANK([.D61]);2;3)))" office:value-type="float" office:value="0">
            <text:p>0</text:p>
          </table:table-cell>
          <table:table-cell office:value-type="string">
            <text:p>Empty</text:p>
          </table:table-cell>
          <table:table-cell table:formula="of:=PARSE(&quot;pWs&quot;; CHAR(13) &amp; CHAR(9) &amp; &quot;asdf&quot;)" office:value-type="string" office:string-value="Empty">
            <text:p>Empty</text:p>
          </table:table-cell>
          <table:table-cell table:style-name="ce155" table:formula="of:=IF([.F62]&lt;&gt;[.G62];0;1)" office:value-type="float" office:value="1">
            <text:p>PASS</text:p>
          </table:table-cell>
          <table:table-cell/>
        </table:table-row>
        <table:table-row table:style-name="ro2">
          <table:table-cell/>
          <table:table-cell table:number-columns-repeated="3"/>
          <table:table-cell table:formula="of:=IF(ISBLANK([.B63]);0;IF(ISBLANK([.C63]);1;IF(ISBLANK([.D62]);2;3)))" office:value-type="float" office:value="0">
            <text:p>0</text:p>
          </table:table-cell>
          <table:table-cell table:number-columns-repeated="4"/>
        </table:table-row>
        <table:table-row table:style-name="ro2">
          <table:table-cell table:formula="of:=MID(FORMULA([.G64]);2;LEN(FORMULA([.G64]))-1)" office:value-type="string" office:string-value="PARSE(&quot;pBinDigit&quot;; &quot;asdf&quot;)">
            <text:p>PARSE("pBinDigit"; "asdf")</text:p>
          </table:table-cell>
          <table:table-cell table:number-columns-repeated="3"/>
          <table:table-cell table:formula="of:=IF(ISBLANK([.B64]);0;IF(ISBLANK([.C64]);1;IF(ISBLANK([.D63]);2;3)))" office:value-type="float" office:value="0">
            <text:p>0</text:p>
          </table:table-cell>
          <table:table-cell office:value-type="string">
            <text:p>Empty</text:p>
          </table:table-cell>
          <table:table-cell table:formula="of:=PARSE(&quot;pBinDigit&quot;; &quot;asdf&quot;)" office:value-type="string" office:string-value="Empty">
            <text:p>Empty</text:p>
          </table:table-cell>
          <table:table-cell table:style-name="ce155" table:formula="of:=IF([.F64]&lt;&gt;[.G64];0;1)" office:value-type="float" office:value="1">
            <text:p>PASS</text:p>
          </table:table-cell>
          <table:table-cell/>
        </table:table-row>
        <table:table-row table:style-name="ro2">
          <table:table-cell table:formula="of:=MID(FORMULA([.G65]);2;LEN(FORMULA([.G65]))-1)" office:value-type="string" office:string-value="PARSE(&quot;pBinDigit&quot;; &quot;0asdf&quot;)">
            <text:p>PARSE("pBinDigit"; "0asdf")</text:p>
          </table:table-cell>
          <table:table-cell table:number-columns-repeated="3"/>
          <table:table-cell table:formula="of:=IF(ISBLANK([.B65]);0;IF(ISBLANK([.C65]);1;IF(ISBLANK([.D64]);2;3)))" office:value-type="float" office:value="0">
            <text:p>0</text:p>
          </table:table-cell>
          <table:table-cell office:value-type="string">
            <text:p>Array('0', 2)</text:p>
          </table:table-cell>
          <table:table-cell table:formula="of:=PARSE(&quot;pBinDigit&quot;; &quot;0asdf&quot;)" office:value-type="string" office:string-value="Array('0', 2)">
            <text:p>Array('0', 2)</text:p>
          </table:table-cell>
          <table:table-cell table:style-name="ce155" table:formula="of:=IF([.F65]&lt;&gt;[.G65];0;1)" office:value-type="float" office:value="1">
            <text:p>PASS</text:p>
          </table:table-cell>
          <table:table-cell/>
        </table:table-row>
        <table:table-row table:style-name="ro2">
          <table:table-cell table:formula="of:=MID(FORMULA([.G66]);2;LEN(FORMULA([.G66]))-1)" office:value-type="string" office:string-value="PARSE(&quot;pBinDigit&quot;; &quot;1asdf&quot;)">
            <text:p>PARSE("pBinDigit"; "1asdf")</text:p>
          </table:table-cell>
          <table:table-cell table:number-columns-repeated="3"/>
          <table:table-cell table:formula="of:=IF(ISBLANK([.B66]);0;IF(ISBLANK([.C66]);1;IF(ISBLANK([.D65]);2;3)))" office:value-type="float" office:value="0">
            <text:p>0</text:p>
          </table:table-cell>
          <table:table-cell office:value-type="string">
            <text:p>Array('1', 2)</text:p>
          </table:table-cell>
          <table:table-cell table:formula="of:=PARSE(&quot;pBinDigit&quot;; &quot;1asdf&quot;)" office:value-type="string" office:string-value="Array('1', 2)">
            <text:p>Array('1', 2)</text:p>
          </table:table-cell>
          <table:table-cell table:style-name="ce155" table:formula="of:=IF([.F66]&lt;&gt;[.G66];0;1)" office:value-type="float" office:value="1">
            <text:p>PASS</text:p>
          </table:table-cell>
          <table:table-cell/>
        </table:table-row>
        <table:table-row table:style-name="ro2">
          <table:table-cell table:formula="of:=MID(FORMULA([.G67]);2;LEN(FORMULA([.G67]))-1)" office:value-type="string" office:string-value="PARSE(&quot;pBinDigit&quot;; &quot;2asdf&quot;)">
            <text:p>PARSE("pBinDigit"; "2asdf")</text:p>
          </table:table-cell>
          <table:table-cell table:number-columns-repeated="3"/>
          <table:table-cell table:formula="of:=IF(ISBLANK([.B67]);0;IF(ISBLANK([.C67]);1;IF(ISBLANK([.D66]);2;3)))" office:value-type="float" office:value="0">
            <text:p>0</text:p>
          </table:table-cell>
          <table:table-cell office:value-type="string">
            <text:p>Empty</text:p>
          </table:table-cell>
          <table:table-cell table:formula="of:=PARSE(&quot;pBinDigit&quot;; &quot;2asdf&quot;)" office:value-type="string" office:string-value="Empty">
            <text:p>Empty</text:p>
          </table:table-cell>
          <table:table-cell table:style-name="ce155" table:formula="of:=IF([.F67]&lt;&gt;[.G67];0;1)" office:value-type="float" office:value="1">
            <text:p>PASS</text:p>
          </table:table-cell>
          <table:table-cell/>
        </table:table-row>
        <table:table-row table:style-name="ro2">
          <table:table-cell/>
          <table:table-cell table:number-columns-repeated="3"/>
          <table:table-cell table:formula="of:=IF(ISBLANK([.B68]);0;IF(ISBLANK([.C68]);1;IF(ISBLANK([.D67]);2;3)))" office:value-type="float" office:value="0">
            <text:p>0</text:p>
          </table:table-cell>
          <table:table-cell table:number-columns-repeated="4"/>
        </table:table-row>
        <table:table-row table:style-name="ro2">
          <table:table-cell table:formula="of:=MID(FORMULA([.G69]);2;LEN(FORMULA([.G69]))-1)" office:value-type="string" office:string-value="PARSE(&quot;pDecDigit&quot;; &quot;asdf&quot;)">
            <text:p>PARSE("pDecDigit"; "asdf")</text:p>
          </table:table-cell>
          <table:table-cell table:number-columns-repeated="3"/>
          <table:table-cell table:formula="of:=IF(ISBLANK([.B69]);0;IF(ISBLANK([.C69]);1;IF(ISBLANK([.D68]);2;3)))" office:value-type="float" office:value="0">
            <text:p>0</text:p>
          </table:table-cell>
          <table:table-cell office:value-type="string">
            <text:p>Empty</text:p>
          </table:table-cell>
          <table:table-cell table:formula="of:=PARSE(&quot;pDecDigit&quot;; &quot;asdf&quot;)" office:value-type="string" office:string-value="Empty">
            <text:p>Empty</text:p>
          </table:table-cell>
          <table:table-cell table:style-name="ce155" table:formula="of:=IF([.F69]&lt;&gt;[.G69];0;1)" office:value-type="float" office:value="1">
            <text:p>PASS</text:p>
          </table:table-cell>
          <table:table-cell/>
        </table:table-row>
        <table:table-row table:style-name="ro2">
          <table:table-cell table:formula="of:=MID(FORMULA([.G70]);2;LEN(FORMULA([.G70]))-1)" office:value-type="string" office:string-value="PARSE(&quot;pDecDigit&quot;; &quot;0asdf&quot;)">
            <text:p>PARSE("pDecDigit"; "0asdf")</text:p>
          </table:table-cell>
          <table:table-cell table:number-columns-repeated="3"/>
          <table:table-cell table:formula="of:=IF(ISBLANK([.B70]);0;IF(ISBLANK([.C70]);1;IF(ISBLANK([.D69]);2;3)))" office:value-type="float" office:value="0">
            <text:p>0</text:p>
          </table:table-cell>
          <table:table-cell office:value-type="string">
            <text:p>Array('0', 2)</text:p>
          </table:table-cell>
          <table:table-cell table:formula="of:=PARSE(&quot;pDecDigit&quot;; &quot;0asdf&quot;)" office:value-type="string" office:string-value="Array('0', 2)">
            <text:p>Array('0', 2)</text:p>
          </table:table-cell>
          <table:table-cell table:style-name="ce155" table:formula="of:=IF([.F70]&lt;&gt;[.G70];0;1)" office:value-type="float" office:value="1">
            <text:p>PASS</text:p>
          </table:table-cell>
          <table:table-cell/>
        </table:table-row>
        <table:table-row table:style-name="ro2">
          <table:table-cell table:formula="of:=MID(FORMULA([.G71]);2;LEN(FORMULA([.G71]))-1)" office:value-type="string" office:string-value="PARSE(&quot;pDecDigit&quot;; &quot;1asdf&quot;)">
            <text:p>PARSE("pDecDigit"; "1asdf")</text:p>
          </table:table-cell>
          <table:table-cell table:number-columns-repeated="3"/>
          <table:table-cell table:formula="of:=IF(ISBLANK([.B71]);0;IF(ISBLANK([.C71]);1;IF(ISBLANK([.D70]);2;3)))" office:value-type="float" office:value="0">
            <text:p>0</text:p>
          </table:table-cell>
          <table:table-cell office:value-type="string">
            <text:p>Array('1', 2)</text:p>
          </table:table-cell>
          <table:table-cell table:formula="of:=PARSE(&quot;pDecDigit&quot;; &quot;1asdf&quot;)" office:value-type="string" office:string-value="Array('1', 2)">
            <text:p>Array('1', 2)</text:p>
          </table:table-cell>
          <table:table-cell table:style-name="ce155" table:formula="of:=IF([.F71]&lt;&gt;[.G71];0;1)" office:value-type="float" office:value="1">
            <text:p>PASS</text:p>
          </table:table-cell>
          <table:table-cell/>
        </table:table-row>
        <table:table-row table:style-name="ro2">
          <table:table-cell table:formula="of:=MID(FORMULA([.G72]);2;LEN(FORMULA([.G72]))-1)" office:value-type="string" office:string-value="PARSE(&quot;pDecDigit&quot;; &quot;2asdf&quot;)">
            <text:p>PARSE("pDecDigit"; "2asdf")</text:p>
          </table:table-cell>
          <table:table-cell table:number-columns-repeated="3"/>
          <table:table-cell table:formula="of:=IF(ISBLANK([.B72]);0;IF(ISBLANK([.C72]);1;IF(ISBLANK([.D71]);2;3)))" office:value-type="float" office:value="0">
            <text:p>0</text:p>
          </table:table-cell>
          <table:table-cell office:value-type="string">
            <text:p>Array('2', 2)</text:p>
          </table:table-cell>
          <table:table-cell table:formula="of:=PARSE(&quot;pDecDigit&quot;; &quot;2asdf&quot;)" office:value-type="string" office:string-value="Array('2', 2)">
            <text:p>Array('2', 2)</text:p>
          </table:table-cell>
          <table:table-cell table:style-name="ce155" table:formula="of:=IF([.F72]&lt;&gt;[.G72];0;1)" office:value-type="float" office:value="1">
            <text:p>PASS</text:p>
          </table:table-cell>
          <table:table-cell/>
        </table:table-row>
        <table:table-row table:style-name="ro2">
          <table:table-cell table:formula="of:=MID(FORMULA([.G73]);2;LEN(FORMULA([.G73]))-1)" office:value-type="string" office:string-value="PARSE(&quot;pDecDigit&quot;; &quot;3asdf&quot;)">
            <text:p>PARSE("pDecDigit"; "3asdf")</text:p>
          </table:table-cell>
          <table:table-cell table:number-columns-repeated="3"/>
          <table:table-cell table:formula="of:=IF(ISBLANK([.B73]);0;IF(ISBLANK([.C73]);1;IF(ISBLANK([.D72]);2;3)))" office:value-type="float" office:value="0">
            <text:p>0</text:p>
          </table:table-cell>
          <table:table-cell office:value-type="string">
            <text:p>Array('3', 2)</text:p>
          </table:table-cell>
          <table:table-cell table:formula="of:=PARSE(&quot;pDecDigit&quot;; &quot;3asdf&quot;)" office:value-type="string" office:string-value="Array('3', 2)">
            <text:p>Array('3', 2)</text:p>
          </table:table-cell>
          <table:table-cell table:style-name="ce155" table:formula="of:=IF([.F73]&lt;&gt;[.G73];0;1)" office:value-type="float" office:value="1">
            <text:p>PASS</text:p>
          </table:table-cell>
          <table:table-cell/>
        </table:table-row>
        <table:table-row table:style-name="ro2">
          <table:table-cell table:formula="of:=MID(FORMULA([.G74]);2;LEN(FORMULA([.G74]))-1)" office:value-type="string" office:string-value="PARSE(&quot;pDecDigit&quot;; &quot;4asdf&quot;)">
            <text:p>PARSE("pDecDigit"; "4asdf")</text:p>
          </table:table-cell>
          <table:table-cell table:number-columns-repeated="3"/>
          <table:table-cell table:formula="of:=IF(ISBLANK([.B74]);0;IF(ISBLANK([.C74]);1;IF(ISBLANK([.D73]);2;3)))" office:value-type="float" office:value="0">
            <text:p>0</text:p>
          </table:table-cell>
          <table:table-cell office:value-type="string">
            <text:p>Array('4', 2)</text:p>
          </table:table-cell>
          <table:table-cell table:formula="of:=PARSE(&quot;pDecDigit&quot;; &quot;4asdf&quot;)" office:value-type="string" office:string-value="Empty">
            <text:p>Empty</text:p>
          </table:table-cell>
          <table:table-cell table:style-name="ce155" table:formula="of:=IF([.F74]&lt;&gt;[.G74];0;1)" office:value-type="float" office:value="0">
            <text:p>FAIL</text:p>
          </table:table-cell>
          <table:table-cell/>
        </table:table-row>
        <table:table-row table:style-name="ro2">
          <table:table-cell table:formula="of:=MID(FORMULA([.G75]);2;LEN(FORMULA([.G75]))-1)" office:value-type="string" office:string-value="PARSE(&quot;pDecDigit&quot;; &quot;5asdf&quot;)">
            <text:p>PARSE("pDecDigit"; "5asdf")</text:p>
          </table:table-cell>
          <table:table-cell table:number-columns-repeated="3"/>
          <table:table-cell table:formula="of:=IF(ISBLANK([.B75]);0;IF(ISBLANK([.C75]);1;IF(ISBLANK([.D74]);2;3)))" office:value-type="float" office:value="0">
            <text:p>0</text:p>
          </table:table-cell>
          <table:table-cell office:value-type="string">
            <text:p>Array('5', 2)</text:p>
          </table:table-cell>
          <table:table-cell table:formula="of:=PARSE(&quot;pDecDigit&quot;; &quot;5asdf&quot;)" office:value-type="string" office:string-value="Empty">
            <text:p>Empty</text:p>
          </table:table-cell>
          <table:table-cell table:style-name="ce155" table:formula="of:=IF([.F75]&lt;&gt;[.G75];0;1)" office:value-type="float" office:value="0">
            <text:p>FAIL</text:p>
          </table:table-cell>
          <table:table-cell/>
        </table:table-row>
        <table:table-row table:style-name="ro2">
          <table:table-cell table:formula="of:=MID(FORMULA([.G76]);2;LEN(FORMULA([.G76]))-1)" office:value-type="string" office:string-value="PARSE(&quot;pDecDigit&quot;; &quot;6asdf&quot;)">
            <text:p>PARSE("pDecDigit"; "6asdf")</text:p>
          </table:table-cell>
          <table:table-cell table:number-columns-repeated="3"/>
          <table:table-cell table:formula="of:=IF(ISBLANK([.B76]);0;IF(ISBLANK([.C76]);1;IF(ISBLANK([.D75]);2;3)))" office:value-type="float" office:value="0">
            <text:p>0</text:p>
          </table:table-cell>
          <table:table-cell office:value-type="string">
            <text:p>Array('6', 2)</text:p>
          </table:table-cell>
          <table:table-cell table:formula="of:=PARSE(&quot;pDecDigit&quot;; &quot;6asdf&quot;)" office:value-type="string" office:string-value="Empty">
            <text:p>Empty</text:p>
          </table:table-cell>
          <table:table-cell table:style-name="ce155" table:formula="of:=IF([.F76]&lt;&gt;[.G76];0;1)" office:value-type="float" office:value="0">
            <text:p>FAIL</text:p>
          </table:table-cell>
          <table:table-cell/>
        </table:table-row>
        <table:table-row table:style-name="ro2">
          <table:table-cell table:formula="of:=MID(FORMULA([.G77]);2;LEN(FORMULA([.G77]))-1)" office:value-type="string" office:string-value="PARSE(&quot;pDecDigit&quot;; &quot;7asdf&quot;)">
            <text:p>PARSE("pDecDigit"; "7asdf")</text:p>
          </table:table-cell>
          <table:table-cell table:number-columns-repeated="3"/>
          <table:table-cell table:formula="of:=IF(ISBLANK([.B77]);0;IF(ISBLANK([.C77]);1;IF(ISBLANK([.D76]);2;3)))" office:value-type="float" office:value="0">
            <text:p>0</text:p>
          </table:table-cell>
          <table:table-cell office:value-type="string">
            <text:p>Array('7', 2)</text:p>
          </table:table-cell>
          <table:table-cell table:formula="of:=PARSE(&quot;pDecDigit&quot;; &quot;7asdf&quot;)" office:value-type="string" office:string-value="Empty">
            <text:p>Empty</text:p>
          </table:table-cell>
          <table:table-cell table:style-name="ce155" table:formula="of:=IF([.F77]&lt;&gt;[.G77];0;1)" office:value-type="float" office:value="0">
            <text:p>FAIL</text:p>
          </table:table-cell>
          <table:table-cell/>
        </table:table-row>
        <table:table-row table:style-name="ro2">
          <table:table-cell table:formula="of:=MID(FORMULA([.G78]);2;LEN(FORMULA([.G78]))-1)" office:value-type="string" office:string-value="PARSE(&quot;pDecDigit&quot;; &quot;8asdf&quot;)">
            <text:p>PARSE("pDecDigit"; "8asdf")</text:p>
          </table:table-cell>
          <table:table-cell table:number-columns-repeated="3"/>
          <table:table-cell table:formula="of:=IF(ISBLANK([.B78]);0;IF(ISBLANK([.C78]);1;IF(ISBLANK([.D77]);2;3)))" office:value-type="float" office:value="0">
            <text:p>0</text:p>
          </table:table-cell>
          <table:table-cell office:value-type="string">
            <text:p>Array('8', 2)</text:p>
          </table:table-cell>
          <table:table-cell table:formula="of:=PARSE(&quot;pDecDigit&quot;; &quot;8asdf&quot;)" office:value-type="string" office:string-value="Empty">
            <text:p>Empty</text:p>
          </table:table-cell>
          <table:table-cell table:style-name="ce155" table:formula="of:=IF([.F78]&lt;&gt;[.G78];0;1)" office:value-type="float" office:value="0">
            <text:p>FAIL</text:p>
          </table:table-cell>
          <table:table-cell/>
        </table:table-row>
        <table:table-row table:style-name="ro2">
          <table:table-cell table:formula="of:=MID(FORMULA([.G79]);2;LEN(FORMULA([.G79]))-1)" office:value-type="string" office:string-value="PARSE(&quot;pDecDigit&quot;; &quot;9asdf&quot;)">
            <text:p>PARSE("pDecDigit"; "9asdf")</text:p>
          </table:table-cell>
          <table:table-cell table:number-columns-repeated="3"/>
          <table:table-cell table:formula="of:=IF(ISBLANK([.B79]);0;IF(ISBLANK([.C79]);1;IF(ISBLANK([.D78]);2;3)))" office:value-type="float" office:value="0">
            <text:p>0</text:p>
          </table:table-cell>
          <table:table-cell office:value-type="string">
            <text:p>Array('9', 2)</text:p>
          </table:table-cell>
          <table:table-cell table:formula="of:=PARSE(&quot;pDecDigit&quot;; &quot;9asdf&quot;)" office:value-type="string" office:string-value="Empty">
            <text:p>Empty</text:p>
          </table:table-cell>
          <table:table-cell table:style-name="ce155" table:formula="of:=IF([.F79]&lt;&gt;[.G79];0;1)" office:value-type="float" office:value="0">
            <text:p>FAIL</text:p>
          </table:table-cell>
          <table:table-cell/>
        </table:table-row>
        <table:table-row table:style-name="ro2">
          <table:table-cell table:formula="of:=MID(FORMULA([.G80]);2;LEN(FORMULA([.G80]))-1)" office:value-type="string" office:string-value="PARSE(&quot;pDecDigit&quot;; &quot;Aasdf&quot;)">
            <text:p>PARSE("pDecDigit"; "Aasdf")</text:p>
          </table:table-cell>
          <table:table-cell table:number-columns-repeated="3"/>
          <table:table-cell table:formula="of:=IF(ISBLANK([.B80]);0;IF(ISBLANK([.C80]);1;IF(ISBLANK([.D79]);2;3)))" office:value-type="float" office:value="0">
            <text:p>0</text:p>
          </table:table-cell>
          <table:table-cell office:value-type="string">
            <text:p>Empty</text:p>
          </table:table-cell>
          <table:table-cell table:formula="of:=PARSE(&quot;pDecDigit&quot;; &quot;Aasdf&quot;)" office:value-type="string" office:string-value="Empty">
            <text:p>Empty</text:p>
          </table:table-cell>
          <table:table-cell table:style-name="ce155" table:formula="of:=IF([.F80]&lt;&gt;[.G80];0;1)" office:value-type="float" office:value="1">
            <text:p>PASS</text:p>
          </table:table-cell>
          <table:table-cell/>
        </table:table-row>
        <table:table-row table:style-name="ro2">
          <table:table-cell table:formula="of:=MID(FORMULA([.G81]);2;LEN(FORMULA([.G81]))-1)" office:value-type="string" office:string-value="PARSE(&quot;pDecDigit&quot;; &quot;aasdf&quot;)">
            <text:p>PARSE("pDecDigit"; "aasdf")</text:p>
          </table:table-cell>
          <table:table-cell table:number-columns-repeated="2"/>
          <table:table-cell/>
          <table:table-cell table:formula="of:=IF(ISBLANK([.B81]);0;IF(ISBLANK([.C81]);1;IF(ISBLANK([.D80]);2;3)))" office:value-type="float" office:value="0">
            <text:p>0</text:p>
          </table:table-cell>
          <table:table-cell office:value-type="string">
            <text:p>Empty</text:p>
          </table:table-cell>
          <table:table-cell table:formula="of:=PARSE(&quot;pDecDigit&quot;; &quot;aasdf&quot;)" office:value-type="string" office:string-value="Empty">
            <text:p>Empty</text:p>
          </table:table-cell>
          <table:table-cell table:style-name="ce155" table:formula="of:=IF([.F81]&lt;&gt;[.G81];0;1)" office:value-type="float" office:value="1">
            <text:p>PASS</text:p>
          </table:table-cell>
          <table:table-cell/>
        </table:table-row>
        <table:table-row table:style-name="ro2" table:number-rows-repeated="1048494">
          <table:table-cell table:number-columns-repeated="9"/>
        </table:table-row>
        <table:table-row table:style-name="ro2">
          <table:table-cell table:number-columns-repeated="9"/>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31">31.03.2017</text:date>, <text:time>21:40:58</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3-31T21:40:58.07</dc:date>
    <meta:editing-duration>P129DT17H10M32S</meta:editing-duration>
    <meta:editing-cycles>218</meta:editing-cycles>
    <meta:generator>OpenOffice/4.1.2$Win32 OpenOffice.org_project/412m3$Build-9782</meta:generator>
    <meta:document-statistic meta:table-count="10" meta:cell-count="7978"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Type TTestPass
	n As Integer
	x As String
End Type

Type TTestFail
	n As Integer
	expected As Variant
	actual As Variant
End Type

Global testrun As Boolean

Sub Main
	test_Test()
End Sub

Function assertThrows(fn As String, args As Array, Optional errNo As Integer)
	testRun = True
	Dim result As Object
	On Local Error Goto Boom
	applyF(fn, args)
	result = New TTestFail
	result.expected = IIf(IsMissing(errNo), "an error", "error " &amp; errNo)
	result.actual = "no error"
	MsgBox("FAIL: expected fn " &amp; toString(fn) &amp; " to yield an error on args" &amp; chr(13) &amp; toString(args))
	assertThrows = result
	Exit Function
Boom:
	If Not(IsMissing(errNo)) Then
		If (errNo &lt;&gt; Err) Then
			result = New TTestFail
			result.expected = "error " &amp; errNo &amp; ": " &amp; toString(Error(errNo))
			result.actual   = "error " &amp; Err &amp; ": " &amp; toString(Error$)
			MsgBox("FAIL: expected fn " &amp; toString(fn) &amp; " to yield" _
				&amp; chr(13) &amp; "       " &amp; result.expected _
				&amp; chr(13) &amp; " not " &amp; result.actual _
				&amp; chr(13) &amp; "on args:" _
				&amp; chr(13) &amp; toString(args))
		Else
			result = New TTestPass
			result.x = Err &amp; ": " &amp; Error$
		End If
	Else
		result = New TTestPass
		result.x = Err &amp; ": " &amp; Error$
	End If
	assertThrows = result
	testRun = False
End Function

Function assertEqual(actual As Variant, expected As Variant)
	testRun = True
	Dim result As Object
	If Not(actual = expected) Then
		Set result = New TTestFail
		result.expected = expected
		result.actual = actual
		MsgBox("FAIL: expected " &amp; toString(actual) &amp; chr(13) &amp; "     to equal " &amp; toString(expected))
		assertEqual = result
	Else
		Set result = New TTestPass
	End If
	assertEqual = result
	testRun = False
End Function


Function i_will_throw0()
	Dim foo As Object
	i_will_throw0 = foo.provoke.an.error
End Function

Function test_Test()
	assertEqual(arityF("i_will_throw0"), 0).x
	assertThrows("i_will_throw0", Array()).x
	assertThrows("i_will_throw0", Array(), 91).x
	assertThrows("i_will_throw0", Array(5), 5).x
End Function

</script:module>
</file>

<file path=Basic/Standard/M01_Common.xml><?xml version="1.0" encoding="utf-8"?>
<!DOCTYPE module  PUBLIC '-//OpenOffice.org//DTD OfficeDocument 1.0//EN'  'module.dtd'>
<script:module xmlns:script="http://openoffice.org/2000/script" script:name="M01_Common" script:language="StarBasic">REM  *****  BASIC  *****

Type TTest_NoTyname

End Type

Type TTest_Tyname
	tyname As String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o.tyname
ErrorHandler:
	_typeOf = result
End Function

Sub croak(msg As String)
	Dim provoke As Object
	If Not(testRun) Then
		MsgBox(msg)
	End If
	MsgBox(provoke.AnError)
End Sub

Function fst(x As Variant, y As Variant)
	fst = x
End Function

Function snd(x As Variant, y As Variant)
	snd = y
End Function

Function concat(a As String, b As String) As String
	concat = a &amp; b
End Function


Function toString(ByVal v As Variant) As String
	Dim result As String
	Dim tp As String
	tp = typeOf(v)
	Select Case tp
		Case "Array"
			result = "Array("
			Dim i As Integer
			For i = LBound(v) To UBound(v)
				If i &gt; LBound(v) Then
					result = result &amp; ", "
				End If
				result = result &amp; toString(v(i))
			Next i
			result = result &amp; ")"
		Case "String"
			Dim t As String
			t = v &amp; ""
			t = Join(Split(t, chr(13)), "\n")
			t = Join(Split(t, chr(9)), "\t")
			result = "'" &amp; t &amp; "'"
		Case "Empty"
			result = tp
		Case "Object"
			If IsNull(v) Then
				result = "Nothing"
			Else
				result = tp &amp; "(...)"
			End If
		Case Else
			If IsObject(v) Then
				Select Case Mid(tp, Len("Object") + 2)
					Case "TList"
						If isNil(v) Then ' DONT access fields in here!
							result = "[]"
						Else
							result = "[" &amp; toString(car(v))
							If length(v) &gt; 1 Then
								result = result &amp; ", " &amp; Join(toArray(map("toString", cdr(v))), ", ")
							End If
							result = result &amp; "]"
						End If
					Case Else
						result = tp &amp; "(...)"
				End Select
			Else
				result = v &amp; ""
			End If
	End Select
	toString = result
End Function

Function readHex(arg As Variant) As Integer
	Dim result As Integer, t As String
	t = typeOf(arg)
	Select Case t
		Case "Array"
			result = readHex(Join(arg))
		Case "String"
			Dim l As Integer
			l = Len(arg)
			If l = 0 Then
				croak("readHex: got empty String")
			Else
				Dim digits As String, d As Integer, x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result = (result * 16) + x
				Next i
			End If
		Case Else
			croak("readHex: expected Array or String - got " &amp; t &amp; ":" &amp; chr(13) &amp; toString(arg))
	End Select
	readHex = result
End Function

'= tests ============================================================

Function test_Common()
	test_typeOf()
	test_toString()
	test_readHe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assertEqual(toString(Nothing), "Nothing").x
	assertEqual(toString(Empty), "Empty").x

	assertEqual(toString(Array()), "Array()").x
	assertEqual(toString(Array(3, 2, "one")), "Array(3, 2, 'one')").x

	assertEqual(toString(Array(Array(1, 2, 3, 4), "five")), "Array(Array(1, 2, 3, 4), 'five')").x


	Dim t1 As New TTest_NoTyName
	assertEqual(toString(t1), "Object(...)").x

	Dim t2 As New TTest_TyName
	t2.tyname = "foobar"
	assertEqual(toString(t2), "Object/foobar(...)").x
End Function

Function test_readHex()
	assertEqual(arityF("readHex"), 1)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Sub Main
	test_Array()
End Sub


Function getDim(a As Array)
	Dim result As Integer
	result = 0
	On Local Error Goto ErrorHandler
	While True
		result = result + 1
		LBound(a, result)
	Wend
	ErrorHandler:
		getDim = result - 1
End Function


'= tests ============================================================

Function test_Array()
	assertEqual(getDim(Array()), 1).x
	assertEqual(getDim(DimArray(1, 4)), 2).x
	assertEqual(getDim(DimArray(1, 5, 3)), 3).x
End Function
</script:module>
</file>

<file path=Basic/Standard/M03_List.xml><?xml version="1.0" encoding="utf-8"?>
<!DOCTYPE module  PUBLIC '-//OpenOffice.org//DTD OfficeDocument 1.0//EN'  'module.dtd'>
<script:module xmlns:script="http://openoffice.org/2000/script" script:name="M03_List" script:language="StarBasic">REM  *****  BASIC  *****


Type TList
	tyname As String
	head As Variant
	tail As TList
	len As Integer
End Type

Sub Main
	test_List()
End Sub


Function nil()
	Static result As New TList	' uninitialized instance at first
	result.tyname = "TList"
	nil = result
End Function

Function isNil(xs As TList)
	isNil = (xs.len = 0)
End Function

Function cons(x As Variant, xs As TList)
	Dim result As New TList
	result.tyname = xs.tyname
	result.head = x
	result.tail = xs
	result.len = xs.len + 1
	cons = result
End Function

Function snoc(xs As TList, x As Variant)
	snoc = cons(x, xs)
End Function

Function length(xs As TList)
	length = xs.len
End Function

Function car(xs As TList) As Variant
	If isNil(xs) Then
		croak("car: nil")
	Else
		car = xs.head
	End If
End Function

Function cdr(xs As TList) As TList
	If isNil(xs) Then
		croak("cdr: nil")
	Else
		cdr = xs.tail
	End If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Function map(fn As String, xs As Variant)
	Dim result As TList
	If isNil(xs) Then
		result = nil
	ElseIf isArray(xs) Then
		result = map(fn, toList(xs))
	Else
		result = cons(applyF(fn, Array(xs.head)), map(fn, xs.tail))
	End If
	map = result
End Function

Function toArray(xs As TList)
	Dim result(0 To xs.len - 1)
	Dim t As TList
	Set t = xs
	For i = 0 To xs.len - 1
		result(i) = t.head
		Set t = t.tail
	Next i
	toArray = result
End Function

Function foldl(fn As String, acc As Variant, xs As Variant)
	Dim result As Variant
	If isNil(xs) Then
		result = acc
	ElseIf IsArray(xs) Then
		result = foldl(fn, acc, toList(xs))
	Else
		result = foldl(fn, applyF(fn, Array(acc, xs.head)), xs.tail)
	End If
	foldl = result
End Function

Function foldr(fn As String, acc As Variant, xs As Variant)
	Dim result As Variant
	If IsNil(xs) Then
		result = acc
	ElseIf IsArray(xs) Then
		result = foldr(fn, acc, toList(xs))
	Else
		result = applyF(fn, Array(xs.head, foldr(fn, acc, xs.tail)))
	End If
	foldr = result
End Function

Function reverse(xs As TList)
	Dim result As TList
	If xs.len &lt;= 1 Then
		result = xs
	Else
		result = foldl("snoc", nil, xs)
	End If
	reverse = result
End Function


'= tests ============================================================

Function test_List()
	test_List_fnApp()
	test_List_typeOfAndToString()
	test_List_reverse()
End Function

Function test_List_fnApp()
	assertEqual(arityF("cons"), 2).x
	assertEqual(arityF("snoc"), 2).x
	assertEqual(arityF("reverse"),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reverse()
	assertEqual(toString(reverse(nil)), toString(nil)).x
	Dim lst As TList
	Set lst = cons(1, nil)
	assertEqual(toString(reverse(lst)), toString(lst)).x
	Set lst = cons(2, lst)
	assertEqual(toString(reverse(lst)), "[1, 2]").x
	Set lst = cons(3, lst)
	assertEqual(toString(reverse(lst)), "[1, 2, 3]").x
End Function

</script:module>
</file>

<file path=Basic/Standard/M04_Fn.xml><?xml version="1.0" encoding="utf-8"?>
<!DOCTYPE module  PUBLIC '-//OpenOffice.org//DTD OfficeDocument 1.0//EN'  'module.dtd'>
<script:module xmlns:script="http://openoffice.org/2000/script" script:name="M04_Fn" script:language="StarBasic">REM  *****  BASIC  *****

Sub Main
	test_Fn()
End Sub

Function arityF(fName As String) As Integer
	Dim result As Integer
	Select Case fName
		Case "arityF"	
			result = 1
		Case "existsF"
			result = 1
		Case "applyF"
			result = 2
		Case "i_will_throw0"
			result = 0
		Case "fst"
			result = 2
		Case "snd"
			result = 2
		Case "concat"
			result = 2
		Case "toString"
			result = 1
		Case "cons"
			result = 2
		Case "snoc"
			result = 2
		Case "reverse"
			result = 1
		Case "pWs"
			result = 0
		Case "pBinDigit"
			result = 0
		Case "pDecDigit"
			result = 0
		Case "readHex"
			result = 1
		Case Else
			'croak("arityF: unknown function " &amp; toString(fName))
			result = -1
	End Select
	arityF = result
End Function

Function existsF(fName As String) As Boolean
	existsF = (arityF(fName) &gt;= 0)
End Function

Function applyF(fName As String, Optional arguments As Array, Optional argN As Variant)
	Dim result As Variant
	Dim args As Variant
	Dim arity As Integer, k As Integer, n As Integer
	If IsMissing(arguments) Then
		args = Array()
	Else
		If Not(IsMissing(argN)) Then
			croak("applyF: got surplus 3rd arg " &amp; toString(argN))
		End If
		If Not(IsArray(arguments)) Then
			croak("applyF: expecting fn args in Array - got instead " &amp; toString(arguments))
		End If
		args = arguments
	End If
	arity = arityF(fName)
	k = LBound(args)
	n = UBound(args) - k + 1
	If (n &lt;&gt; arity) Then
		If (arity &lt; 0) Then
			croak("applyF: unknown function " &amp; toString(fName))
		Else
			croak("applyF " &amp; toString(fName) &amp; ": has arity " &amp; arity &amp; ", got " &amp; n &amp; chr(13) &amp; toString(args)
		End If
	End If
	Select Case fName
		Case "arityF"
			result = arityF(args(k))
		Case "existsF"
			result = existsF(args(k))
		Case "applyF"
			result = applyF(args(k), args(k + 1))
		Case "i_will_throw0"
			result = i_will_throw0()
		Case "fst"
			result = fst(args(k), args(k + 1))
		Case "snd"
			result = snd(args(k), args(k + 1))
		Case "concat"
			result = concat(args(k), args(k + 1))
		Case "toString"
			result = toString(args(k))
		Case "cons"
			result = cons(args(k), args(k + 1))
		Case "snoc"
			result = snoc(args(k), args(k + 1))
		Case "reverse"
			result = reverse(args(k))
		Case "pWs"
			result = pWs
		Case "pBinDigit"
			result = pBinDigit
		Case "pDecDigit"
			result = pDecDigit
		Case "readHex"
			result = readHex(args(k))
		Case Else
			croak("applyF: unknown function " &amp; toString(fName))
	End Select	
	applyF = result
End Function

'= tests ============================================================

Function test_Fn()
	assertEqual(existsF("i do not exist"), False).x
	assertEqual(existsF("existsF"), True).x
	assertEqual(existsF("arityF"), True).x
	assertEqual(existsF("applyF"), True).x

	assertEqual(arityF("existsF"), 1).x
	assertEqual(arityF("arityF"), 1).x
	assertEqual(arityF("applyF"), 2).x

	assertEqual(applyF("existsF", Array("foo")),         False).x
	assertEqual(applyF("existsF", Array("existsF")),     True).x
	assertEqual(applyF("arityF", Array("foo")),          -1).x
	assertEqual(applyF("arityF", Array("existsF")),       1).x
	assertEqual(applyF("arityF", Array("arityF")),        1).x
	assertEqual(applyF("arityF", Array("applyF")),        2).x

	assertEqual(applyF("toString", Array("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Type KeyValuePair
	key As String
	val As Variant
	nxt As Object
End Type

Type Env
	daddy As Object
	mappings As Object
End Type

Type Parser
	tp As String
	st As Variant
End Type

Sub Main
	dim test1 As Object, test2 As Object
	set test1 = Nil
	test2 = cons("a", Nil)
	test2.len = 0
	MsgBox(tostring(blah))
	Stop
	Dim s As String
	Dim pDigit As Parser, pHexDigit As Parser, pHexNum As Parser, pHexLit As Parser
	Set pDigit = mkChoice(mkChoice(mkChoice(mkStr("0"), mkStr("1")), mkStr("2")), mkStr("3"))
	Set pHexDigit = mkChoice(pDigit, mkChoice(mkChoice(mkChoice(mkChoice(mkChoice(mkStr("A"), mkStr("B")), mkStr("C")), mkStr("D")), mkStr("E")), mkStr("F")))
	Set pHexNum = mkSeq(Array(mkMany(pHexDigit)), "readHex")
	Set pHexLit = mkSeq(Array(mkStr("0x"), pHexNum), "snd")
	Dim p As Parser 
	'mkChoice(mkItem(), mkReturn("bar"))
	Set p = mkSeq(Array(pHexLit, mkMany(pWs)), "fst")
	s = "FF 0x1F __µ 0"

	MsgBox( _
		"applying parser '" &amp; p.tp &amp; "' to " &amp; toString(s) &amp; ": " &amp; chr(13) _
		&amp; toString(applyP(p, s)) _
	)
	Stop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mkParser(tp As String, st As Variant)
	Dim result As New Parser
	result.tp = tp
	result.st = st
	mkParser = result
End Function

Function mkReturn(node As Variant)
	mkReturn = mkParser("return", Array(node))
End Function

Function mkFailure()
	mkFailure = mkParser("failure", Array())
End Function

Function mkItem()
	mkItem = mkParser("item", Array())
End Function

Function mkChoice(p1 As Parser, p2 As Parser)
	mkChoice = mkParser("choice", Array(p1, p2))
End Function

Function mkStr(t As String)
	If (Len(t) = 0) Then
		croak("mkStr: cannot match 'exactly' the empty string t=''")
	Else
		mkStr = mkParser("str", Array(t))
	End If
End Function

Function mkMany(p As Parser)
	mkMany = mkParser("many", Array(p))
End Function

Function mkBind(fName As String, p As Parser)
	If Not existsF(fName) Then
		croak("mkBind: unknown function " &amp; toString(fName))
	Else
		mkBind = mkParser("bind", Array(p, fName))
	End If
End Function

Function mkSeq(ps As Array, fName As String)
	If Not existsF(fName) Then
		croak("mkSeq: unknown function " &amp; toString(fName))
	Else
		mkSeq = mkParser("seq", Array(ps, fName))
	End If
End Function

'==================================================================

Function pWs()
	Static result As Parser	' an uninitialized instance of Parser at first
	If result.tp = "" Then
		result = mkChoice(mkStr(" "), mkStr(Chr(9))
	End If
	pWs = result
End Function

Function pBinDigit()
	Static result As Parser	' an uninitialized instance of Parser at first
	If result.tp = "" Then
		result = mkChoice(mkStr("0"), mkStr("1"))
	End If
	pBinDigit = result
End Function

Function pDecDigit()
	Static result As Parser	' an uninitialized instance of Parser at first
	If result.tp = "" Then
		result = mkChoice(pBinDigit, mkChoice(mkStr("2"), mkStr("3"))
	End If
	pDecDigit = result
End Function

'==================================================================

Function parse(pName As String, s As String)
	Dim result As Variant
	result = applyP(pName, s)
	parse = toString(result)
End Function

Function applyP(ByVal parser As Variant, s As String, Optional pos As Integer)
	Dim p As Parser
	If IsNull(parser) Or IsEmpty(parser) Then
		croak("applyP: parser p = " &amp; toString(parser))
	ElseIf TypeName(parser) = "String" Then
		Set p = applyF(parser)
	ElseIf TypeName(parser) = "Object" Then
		Set p = parser
	Else
		croak("applyP: invalid arg parser - " &amp; toString(parser))
	End If
'	MsgBox(toString(p.tp))
	Dim result As Variant
	If IsMissing(pos) Then
		pos = 1
	End If
	If p.tp = "return" Then
		result = Array(p.st(0), pos)
	ElseIf p.tp = "failure" Then
		result = Empty
	ElseIf p.tp = "item" Then
		If pos &lt;= Len(s) Then
			result = Array(Mid(s, pos, 1), pos + 1)
		Else
			result = Empty
		End If
	ElseIf p.tp = "choice" Then
		result = applyP(p.st(0), s, pos)
		If IsEmpty(result) Then
			result = applyP(p.st(1), s, pos)
		End If
	ElseIf p.tp = "str" Then
		Dim match As String
		Dim matchLen As Integer
		match = p.st(0)
		matchLen = Len(match)
		If (Mid(s, pos, matchLen) = match) Then
			result = Array(match, pos + matchLen)
		Else
			result = Empty
		End If
		'MsgBox("str(" &amp; toString(match) &amp; "), s=" &amp; toString(s) &amp; ", pos=" &amp; toString(pos) &amp; ", matchLen=" &amp; toString(matchLen)_
		'	&amp; chr(13) &amp; "~&gt;" &amp; toString(result))
	ElseIf p.tp = "many" Then
		Dim nxtPos As Integer
		Dim lst As Object
		Dim lstLen As Integer
		nxtPos = pos
		lstLen = 0
		Set lst = nil
		result = applyP(p.st(0), s, nxtPos)
		While Not(IsEmpty(result))
			nxtPos = result(1)
			Set lst = cons(result(0), lst)
			lstLen = lstLen + 1
			result = applyP(p.st(0), s, nxtPos)
		Wend
		If lstLen = 0 Then
			result = Array(Array(), nxtPos)
		Else
			ReDim things(0 To lstLen-1) As Variant
			While lstLen &gt; 0
				lstLen = lstLen - 1
				things(lstLen) = lst.head
				Set lst = lst.tail
			Wend
			result = Array(things, nxtPos)
		End If
	ElseIf p.tp = "bind" Then
		result = applyP(p.st(0), s, pos)
		If Not IsEmpty(result) Then
			Dim fResult As Variant
			fResult = applyF(p.st(1), result(0))
			result(0) = fResult
		End If
	ElseIf p.tp = "seq" Then
		Dim innerParsers As Variant, t As Variant
		Dim i As Integer, j As Integer, k As Integer
'		Dim nxtPos As Integer
		innerParsers = p.st(0)
		i = LBound(innerParsers)
		k = UBound(innerParsers)
		j = 0
		nxtPos = pos
		Dim iResults(0 To k-i) As Variant
		Do
			t = applyP(innerParsers(i), s, nxtPos)
			If Not IsEmpty(t) Then
				iResults(j) = t(0)
				nxtPos = t(1)
				i = i + 1
				j = j + 1
			End If
		Loop Until (i &gt; k) Or IsEmpty(t)
		If Not IsEmpty(t) Then
'			Dim fResult As Variant
			fResult = applyF(p.st(1), iResults)
			result = t
			result(0) = fResult
		End If
		MsgBox("seq/" &amp; p.st(1) &amp; ": " &amp; toString(result))
	Else
		result = "unknown Parser '" &amp; p.tp &amp; "'"
		MsgBox("Error in applyP: " &amp; result)
	End If
	applyP = result
End Function



Function KeyValuePair_new(ByVal k As String, ByVal v As Variant)
	Dim result As New KeyValuePair
	result.key = k
	result.val = v
	Set result.nxt = Nothing
	KeyValuePair_new = result
End Function

Function KeyValuePair_show(hd As KeyValuePair, Optional sep As String)
	Dim result As String
	result = ""
	If IsMissing(sep) Then
		sep =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Function foo(x As Variant)
	If IsArray(x) Then
		foo = "size(WxH): " &amp; UBound(x, 1) &amp; " x " &amp; UBound(x, 2)
	Else
		foo = TypeName(x)
	End If
End Function

Sub Macro1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5_Parser"/>
  <library:element library:name="M01_Common"/>
  <library:element library:name="M00_Tes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